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ext-properties fo:color="#000000"/>
    </style:style>
    <style:style style:name="ce46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2.80458333333333cm" style:use-optimal-column-width="true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65.25pt" style:use-optimal-row-height="true" fo:break-before="auto"/>
    </style:style>
    <style:style style:name="ro6" style:family="table-row">
      <style:table-row-properties style:row-height="29.25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6373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3983940" table:style-name="ce5">
            <text:p>3.983.940</text:p>
          </table:table-cell>
          <table:table-cell office:value-type="float" office:value="557000" table:style-name="ce5">
            <text:p>557.000</text:p>
          </table:table-cell>
          <table:table-cell office:value-type="float" office:value="1293200" table:style-name="ce5">
            <text:p>1.293.200</text:p>
          </table:table-cell>
          <table:table-cell office:value-type="float" office:value="252600" table:style-name="ce5">
            <text:p>252.600</text:p>
          </table:table-cell>
          <table:table-cell office:value-type="float" office:value="6086740" table:style-name="ce6">
            <text:p>6.086.740</text:p>
          </table:table-cell>
          <table:table-cell office:value-type="float" office:value="5702550" table:style-name="ce6">
            <text:p>5.702.550</text:p>
          </table:table-cell>
          <table:table-cell office:value-type="percentage" office:value="0.93688082618938873" table:style-name="ce7">
            <text:p>93,7%</text:p>
          </table:table-cell>
          <table:table-cell office:value-type="float" office:value="3701796" table:style-name="ce5">
            <text:p>3.701.796</text:p>
          </table:table-cell>
          <table:table-cell office:value-type="float" office:value="2079446" table:style-name="ce5">
            <text:p>2.079.446</text:p>
          </table:table-cell>
          <table:table-cell office:value-type="date" office:date-value="2021-06-10T00:00:00" table:style-name="ce8">
            <text:p>10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36245" table:style-name="ce5">
            <text:p>736.245</text:p>
          </table:table-cell>
          <table:table-cell office:value-type="float" office:value="101700" table:style-name="ce5">
            <text:p>101.700</text:p>
          </table:table-cell>
          <table:table-cell office:value-type="float" office:value="203200" table:style-name="ce5">
            <text:p>203.200</text:p>
          </table:table-cell>
          <table:table-cell office:value-type="float" office:value="39500" table:style-name="ce5">
            <text:p>39.500</text:p>
          </table:table-cell>
          <table:table-cell office:value-type="float" office:value="1080645" table:style-name="ce6">
            <text:p>1.080.645</text:p>
          </table:table-cell>
          <table:table-cell office:value-type="float" office:value="986378" table:style-name="ce6">
            <text:p>986.378</text:p>
          </table:table-cell>
          <table:table-cell office:value-type="percentage" office:value="0.91276783772654291" table:style-name="ce7">
            <text:p>91,3%</text:p>
          </table:table-cell>
          <table:table-cell office:value-type="float" office:value="643953" table:style-name="ce5">
            <text:p>643.953</text:p>
          </table:table-cell>
          <table:table-cell office:value-type="float" office:value="377080" table:style-name="ce5">
            <text:p>377.080</text:p>
          </table:table-cell>
          <table:table-cell office:value-type="date" office:date-value="2021-06-10T00:00:00" table:style-name="ce8">
            <text:p>10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49085" table:style-name="ce5">
            <text:p>649.085</text:p>
          </table:table-cell>
          <table:table-cell office:value-type="float" office:value="86800" table:style-name="ce5">
            <text:p>86.800</text:p>
          </table:table-cell>
          <table:table-cell office:value-type="float" office:value="155800" table:style-name="ce5">
            <text:p>155.800</text:p>
          </table:table-cell>
          <table:table-cell office:value-type="float" office:value="30500" table:style-name="ce5">
            <text:p>30.500</text:p>
          </table:table-cell>
          <table:table-cell office:value-type="float" office:value="922185" table:style-name="ce6">
            <text:p>922.185</text:p>
          </table:table-cell>
          <table:table-cell office:value-type="float" office:value="886366" table:style-name="ce6">
            <text:p>886.366</text:p>
          </table:table-cell>
          <table:table-cell office:value-type="percentage" office:value="0.96115855278496176" table:style-name="ce7">
            <text:p>96,1%</text:p>
          </table:table-cell>
          <table:table-cell office:value-type="float" office:value="565680" table:style-name="ce5">
            <text:p>565.680</text:p>
          </table:table-cell>
          <table:table-cell office:value-type="float" office:value="342967" table:style-name="ce5">
            <text:p>342.967</text:p>
          </table:table-cell>
          <table:table-cell office:value-type="date" office:date-value="2021-06-10T00:00:00" table:style-name="ce8">
            <text:p>10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492930" table:style-name="ce5">
            <text:p>492.930</text:p>
          </table:table-cell>
          <table:table-cell office:value-type="float" office:value="70000" table:style-name="ce5">
            <text:p>70.000</text:p>
          </table:table-cell>
          <table:table-cell office:value-type="float" office:value="178900" table:style-name="ce5">
            <text:p>178.900</text:p>
          </table:table-cell>
          <table:table-cell office:value-type="float" office:value="34900" table:style-name="ce5">
            <text:p>34.900</text:p>
          </table:table-cell>
          <table:table-cell office:value-type="float" office:value="776730" table:style-name="ce6">
            <text:p>776.730</text:p>
          </table:table-cell>
          <table:table-cell office:value-type="float" office:value="675019" table:style-name="ce6">
            <text:p>675.019</text:p>
          </table:table-cell>
          <table:table-cell office:value-type="percentage" office:value="0.86905230903917707" table:style-name="ce7">
            <text:p>86,9%</text:p>
          </table:table-cell>
          <table:table-cell office:value-type="float" office:value="461501" table:style-name="ce5">
            <text:p>461.501</text:p>
          </table:table-cell>
          <table:table-cell office:value-type="float" office:value="237683" table:style-name="ce5">
            <text:p>237.683</text:p>
          </table:table-cell>
          <table:table-cell office:value-type="date" office:date-value="2021-06-10T00:00:00" table:style-name="ce8">
            <text:p>10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945330" table:style-name="ce5">
            <text:p>945.330</text:p>
          </table:table-cell>
          <table:table-cell office:value-type="float" office:value="133000" table:style-name="ce5">
            <text:p>133.000</text:p>
          </table:table-cell>
          <table:table-cell office:value-type="float" office:value="332500" table:style-name="ce5">
            <text:p>332.500</text:p>
          </table:table-cell>
          <table:table-cell office:value-type="float" office:value="64900" table:style-name="ce5">
            <text:p>64.900</text:p>
          </table:table-cell>
          <table:table-cell office:value-type="float" office:value="1475730" table:style-name="ce6">
            <text:p>1.475.730</text:p>
          </table:table-cell>
          <table:table-cell office:value-type="float" office:value="1308062" table:style-name="ce6">
            <text:p>1.308.062</text:p>
          </table:table-cell>
          <table:table-cell office:value-type="percentage" office:value="0.88638301044228962" table:style-name="ce7">
            <text:p>88,6%</text:p>
          </table:table-cell>
          <table:table-cell office:value-type="float" office:value="891219" table:style-name="ce5">
            <text:p>891.219</text:p>
          </table:table-cell>
          <table:table-cell office:value-type="float" office:value="477427" table:style-name="ce5">
            <text:p>477.427</text:p>
          </table:table-cell>
          <table:table-cell office:value-type="date" office:date-value="2021-06-10T00:00:00" table:style-name="ce8">
            <text:p>10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25995" table:style-name="ce5">
            <text:p>325.995</text:p>
          </table:table-cell>
          <table:table-cell office:value-type="float" office:value="44500" table:style-name="ce5">
            <text:p>44.500</text:p>
          </table:table-cell>
          <table:table-cell office:value-type="float" office:value="89000" table:style-name="ce5">
            <text:p>89.000</text:p>
          </table:table-cell>
          <table:table-cell office:value-type="float" office:value="17350" table:style-name="ce5">
            <text:p>17.350</text:p>
          </table:table-cell>
          <table:table-cell office:value-type="float" office:value="476845" table:style-name="ce6">
            <text:p>476.845</text:p>
          </table:table-cell>
          <table:table-cell office:value-type="float" office:value="425618" table:style-name="ce6">
            <text:p>425.618</text:p>
          </table:table-cell>
          <table:table-cell office:value-type="percentage" office:value="0.89257096121381163" table:style-name="ce7">
            <text:p>89,3%</text:p>
          </table:table-cell>
          <table:table-cell office:value-type="float" office:value="278426" table:style-name="ce5">
            <text:p>278.426</text:p>
          </table:table-cell>
          <table:table-cell office:value-type="float" office:value="157415" table:style-name="ce5">
            <text:p>157.415</text:p>
          </table:table-cell>
          <table:table-cell office:value-type="date" office:date-value="2021-06-10T00:00:00" table:style-name="ce8">
            <text:p>10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18375" table:style-name="ce5">
            <text:p>1.518.375</text:p>
          </table:table-cell>
          <table:table-cell office:value-type="float" office:value="211400" table:style-name="ce5">
            <text:p>211.400</text:p>
          </table:table-cell>
          <table:table-cell office:value-type="float" office:value="365900" table:style-name="ce5">
            <text:p>365.900</text:p>
          </table:table-cell>
          <table:table-cell office:value-type="float" office:value="71450" table:style-name="ce5">
            <text:p>71.450</text:p>
          </table:table-cell>
          <table:table-cell office:value-type="float" office:value="2167125" table:style-name="ce6">
            <text:p>2.167.125</text:p>
          </table:table-cell>
          <table:table-cell office:value-type="float" office:value="1910017" table:style-name="ce6">
            <text:p>1.910.017</text:p>
          </table:table-cell>
          <table:table-cell office:value-type="percentage" office:value="0.88135986618215378" table:style-name="ce7">
            <text:p>88,1%</text:p>
          </table:table-cell>
          <table:table-cell office:value-type="float" office:value="1196366" table:style-name="ce5">
            <text:p>1.196.366</text:p>
          </table:table-cell>
          <table:table-cell office:value-type="float" office:value="767735" table:style-name="ce5">
            <text:p>767.735</text:p>
          </table:table-cell>
          <table:table-cell office:value-type="date" office:date-value="2021-06-10T00:00:00" table:style-name="ce8">
            <text:p>10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056375" table:style-name="ce5">
            <text:p>1.056.375</text:p>
          </table:table-cell>
          <table:table-cell office:value-type="float" office:value="147700" table:style-name="ce5">
            <text:p>147.700</text:p>
          </table:table-cell>
          <table:table-cell office:value-type="float" office:value="311600" table:style-name="ce5">
            <text:p>311.600</text:p>
          </table:table-cell>
          <table:table-cell office:value-type="float" office:value="61075" table:style-name="ce5">
            <text:p>61.075</text:p>
          </table:table-cell>
          <table:table-cell office:value-type="float" office:value="1576750" table:style-name="ce6">
            <text:p>1.576.750</text:p>
          </table:table-cell>
          <table:table-cell office:value-type="float" office:value="1405651" table:style-name="ce6">
            <text:p>1.405.651</text:p>
          </table:table-cell>
          <table:table-cell office:value-type="percentage" office:value="0.89148628508006977" table:style-name="ce7">
            <text:p>89,1%</text:p>
          </table:table-cell>
          <table:table-cell office:value-type="float" office:value="928035" table:style-name="ce5">
            <text:p>928.035</text:p>
          </table:table-cell>
          <table:table-cell office:value-type="float" office:value="522159" table:style-name="ce5">
            <text:p>522.159</text:p>
          </table:table-cell>
          <table:table-cell office:value-type="date" office:date-value="2021-06-10T00:00:00" table:style-name="ce8">
            <text:p>10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3832370" table:style-name="ce5">
            <text:p>3.832.370</text:p>
          </table:table-cell>
          <table:table-cell office:value-type="float" office:value="538200" table:style-name="ce5">
            <text:p>538.200</text:p>
          </table:table-cell>
          <table:table-cell office:value-type="float" office:value="1188700" table:style-name="ce5">
            <text:p>1.188.700</text:p>
          </table:table-cell>
          <table:table-cell office:value-type="float" office:value="232050" table:style-name="ce5">
            <text:p>232.050</text:p>
          </table:table-cell>
          <table:table-cell office:value-type="float" office:value="5791320" table:style-name="ce6">
            <text:p>5.791.320</text:p>
          </table:table-cell>
          <table:table-cell office:value-type="float" office:value="5036115" table:style-name="ce6">
            <text:p>5.036.115</text:p>
          </table:table-cell>
          <table:table-cell office:value-type="percentage" office:value="0.8695970866745405" table:style-name="ce7">
            <text:p>87,0%</text:p>
          </table:table-cell>
          <table:table-cell office:value-type="float" office:value="3219017" table:style-name="ce5">
            <text:p>3.219.017</text:p>
          </table:table-cell>
          <table:table-cell office:value-type="float" office:value="1879827" table:style-name="ce5">
            <text:p>1.879.827</text:p>
          </table:table-cell>
          <table:table-cell office:value-type="date" office:date-value="2021-06-10T00:00:00" table:style-name="ce8">
            <text:p>10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420920" table:style-name="ce5">
            <text:p>2.420.920</text:p>
          </table:table-cell>
          <table:table-cell office:value-type="float" office:value="338300" table:style-name="ce5">
            <text:p>338.300</text:p>
          </table:table-cell>
          <table:table-cell office:value-type="float" office:value="772600" table:style-name="ce5">
            <text:p>772.600</text:p>
          </table:table-cell>
          <table:table-cell office:value-type="float" office:value="150900" table:style-name="ce5">
            <text:p>150.900</text:p>
          </table:table-cell>
          <table:table-cell office:value-type="float" office:value="3682720" table:style-name="ce6">
            <text:p>3.682.720</text:p>
          </table:table-cell>
          <table:table-cell office:value-type="float" office:value="3279669" table:style-name="ce6">
            <text:p>3.279.669</text:p>
          </table:table-cell>
          <table:table-cell office:value-type="percentage" office:value="0.89055616500847201" table:style-name="ce7">
            <text:p>89,1%</text:p>
          </table:table-cell>
          <table:table-cell office:value-type="float" office:value="2149741" table:style-name="ce5">
            <text:p>2.149.741</text:p>
          </table:table-cell>
          <table:table-cell office:value-type="float" office:value="1238296" table:style-name="ce5">
            <text:p>1.238.296</text:p>
          </table:table-cell>
          <table:table-cell office:value-type="date" office:date-value="2021-06-10T00:00:00" table:style-name="ce8">
            <text:p>10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593855" table:style-name="ce5">
            <text:p>593.855</text:p>
          </table:table-cell>
          <table:table-cell office:value-type="float" office:value="80500" table:style-name="ce5">
            <text:p>80.500</text:p>
          </table:table-cell>
          <table:table-cell office:value-type="float" office:value="162500" table:style-name="ce5">
            <text:p>162.500</text:p>
          </table:table-cell>
          <table:table-cell office:value-type="float" office:value="31700" table:style-name="ce5">
            <text:p>31.700</text:p>
          </table:table-cell>
          <table:table-cell office:value-type="float" office:value="868555" table:style-name="ce6">
            <text:p>868.555</text:p>
          </table:table-cell>
          <table:table-cell office:value-type="float" office:value="804198" table:style-name="ce6">
            <text:p>804.198</text:p>
          </table:table-cell>
          <table:table-cell office:value-type="percentage" office:value="0.92590336823805053" table:style-name="ce7">
            <text:p>92,6%</text:p>
          </table:table-cell>
          <table:table-cell office:value-type="float" office:value="520392" table:style-name="ce5">
            <text:p>520.392</text:p>
          </table:table-cell>
          <table:table-cell office:value-type="float" office:value="314801" table:style-name="ce5">
            <text:p>314.801</text:p>
          </table:table-cell>
          <table:table-cell office:value-type="date" office:date-value="2021-06-10T00:00:00" table:style-name="ce8">
            <text:p>10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620565" table:style-name="ce5">
            <text:p>1.620.565</text:p>
          </table:table-cell>
          <table:table-cell office:value-type="float" office:value="217800" table:style-name="ce5">
            <text:p>217.800</text:p>
          </table:table-cell>
          <table:table-cell office:value-type="float" office:value="412900" table:style-name="ce5">
            <text:p>412.900</text:p>
          </table:table-cell>
          <table:table-cell office:value-type="float" office:value="80800" table:style-name="ce5">
            <text:p>80.800</text:p>
          </table:table-cell>
          <table:table-cell office:value-type="float" office:value="2332065" table:style-name="ce6">
            <text:p>2.332.065</text:p>
          </table:table-cell>
          <table:table-cell office:value-type="float" office:value="2189549" table:style-name="ce6">
            <text:p>2.189.549</text:p>
          </table:table-cell>
          <table:table-cell office:value-type="percentage" office:value="0.93888849581808398" table:style-name="ce7">
            <text:p>93,9%</text:p>
          </table:table-cell>
          <table:table-cell office:value-type="float" office:value="1405715" table:style-name="ce5">
            <text:p>1.405.715</text:p>
          </table:table-cell>
          <table:table-cell office:value-type="float" office:value="870311" table:style-name="ce5">
            <text:p>870.311</text:p>
          </table:table-cell>
          <table:table-cell office:value-type="date" office:date-value="2021-06-10T00:00:00" table:style-name="ce8">
            <text:p>10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74395" table:style-name="ce5">
            <text:p>174.395</text:p>
          </table:table-cell>
          <table:table-cell office:value-type="float" office:value="23700" table:style-name="ce5">
            <text:p>23.700</text:p>
          </table:table-cell>
          <table:table-cell office:value-type="float" office:value="48700" table:style-name="ce5">
            <text:p>48.700</text:p>
          </table:table-cell>
          <table:table-cell office:value-type="float" office:value="9500" table:style-name="ce5">
            <text:p>9.500</text:p>
          </table:table-cell>
          <table:table-cell office:value-type="float" office:value="256295" table:style-name="ce6">
            <text:p>256.295</text:p>
          </table:table-cell>
          <table:table-cell office:value-type="float" office:value="224841" table:style-name="ce6">
            <text:p>224.841</text:p>
          </table:table-cell>
          <table:table-cell office:value-type="percentage" office:value="0.8772742347685285" table:style-name="ce7">
            <text:p>87,7%</text:p>
          </table:table-cell>
          <table:table-cell office:value-type="float" office:value="147388" table:style-name="ce5">
            <text:p>147.388</text:p>
          </table:table-cell>
          <table:table-cell office:value-type="float" office:value="86772" table:style-name="ce5">
            <text:p>86.772</text:p>
          </table:table-cell>
          <table:table-cell office:value-type="date" office:date-value="2021-06-09T00:00:00" table:style-name="ce8">
            <text:p>09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209235" table:style-name="ce5">
            <text:p>3.209.235</text:p>
          </table:table-cell>
          <table:table-cell office:value-type="float" office:value="452200" table:style-name="ce5">
            <text:p>452.200</text:p>
          </table:table-cell>
          <table:table-cell office:value-type="float" office:value="1036100" table:style-name="ce5">
            <text:p>1.036.100</text:p>
          </table:table-cell>
          <table:table-cell office:value-type="float" office:value="202200" table:style-name="ce5">
            <text:p>202.200</text:p>
          </table:table-cell>
          <table:table-cell office:value-type="float" office:value="4899735" table:style-name="ce6">
            <text:p>4.899.735</text:p>
          </table:table-cell>
          <table:table-cell office:value-type="float" office:value="4211470" table:style-name="ce6">
            <text:p>4.211.470</text:p>
          </table:table-cell>
          <table:table-cell office:value-type="percentage" office:value="0.85953015826366119" table:style-name="ce7">
            <text:p>86,0%</text:p>
          </table:table-cell>
          <table:table-cell office:value-type="float" office:value="2748562" table:style-name="ce5">
            <text:p>2.748.562</text:p>
          </table:table-cell>
          <table:table-cell office:value-type="float" office:value="1626861" table:style-name="ce5">
            <text:p>1.626.861</text:p>
          </table:table-cell>
          <table:table-cell office:value-type="date" office:date-value="2021-06-10T00:00:00" table:style-name="ce8">
            <text:p>10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694535" table:style-name="ce5">
            <text:p>694.535</text:p>
          </table:table-cell>
          <table:table-cell office:value-type="float" office:value="96900" table:style-name="ce5">
            <text:p>96.900</text:p>
          </table:table-cell>
          <table:table-cell office:value-type="float" office:value="230800" table:style-name="ce5">
            <text:p>230.800</text:p>
          </table:table-cell>
          <table:table-cell office:value-type="float" office:value="45100" table:style-name="ce5">
            <text:p>45.100</text:p>
          </table:table-cell>
          <table:table-cell office:value-type="float" office:value="1067335" table:style-name="ce6">
            <text:p>1.067.335</text:p>
          </table:table-cell>
          <table:table-cell office:value-type="float" office:value="930080" table:style-name="ce6">
            <text:p>930.080</text:p>
          </table:table-cell>
          <table:table-cell office:value-type="percentage" office:value="0.87140401092440523" table:style-name="ce7">
            <text:p>87,1%</text:p>
          </table:table-cell>
          <table:table-cell office:value-type="float" office:value="609612" table:style-name="ce5">
            <text:p>609.612</text:p>
          </table:table-cell>
          <table:table-cell office:value-type="float" office:value="352507" table:style-name="ce5">
            <text:p>352.507</text:p>
          </table:table-cell>
          <table:table-cell office:value-type="date" office:date-value="2021-06-10T00:00:00" table:style-name="ce8">
            <text:p>10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38865" table:style-name="ce5">
            <text:p>338.865</text:p>
          </table:table-cell>
          <table:table-cell office:value-type="float" office:value="47400" table:style-name="ce5">
            <text:p>47.400</text:p>
          </table:table-cell>
          <table:table-cell office:value-type="float" office:value="101000" table:style-name="ce5">
            <text:p>101.000</text:p>
          </table:table-cell>
          <table:table-cell office:value-type="float" office:value="19750" table:style-name="ce5">
            <text:p>19.750</text:p>
          </table:table-cell>
          <table:table-cell office:value-type="float" office:value="507015" table:style-name="ce6">
            <text:p>507.015</text:p>
          </table:table-cell>
          <table:table-cell office:value-type="float" office:value="477979" table:style-name="ce6">
            <text:p>477.979</text:p>
          </table:table-cell>
          <table:table-cell office:value-type="percentage" office:value="0.94273147737246432" table:style-name="ce7">
            <text:p>94,3%</text:p>
          </table:table-cell>
          <table:table-cell office:value-type="float" office:value="313202" table:style-name="ce5">
            <text:p>313.202</text:p>
          </table:table-cell>
          <table:table-cell office:value-type="float" office:value="189992" table:style-name="ce5">
            <text:p>189.992</text:p>
          </table:table-cell>
          <table:table-cell office:value-type="date" office:date-value="2021-06-10T00:00:00" table:style-name="ce8">
            <text:p>10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204920" table:style-name="ce5">
            <text:p>1.204.920</text:p>
          </table:table-cell>
          <table:table-cell office:value-type="float" office:value="165000" table:style-name="ce5">
            <text:p>165.000</text:p>
          </table:table-cell>
          <table:table-cell office:value-type="float" office:value="338200" table:style-name="ce5">
            <text:p>338.200</text:p>
          </table:table-cell>
          <table:table-cell office:value-type="float" office:value="66250" table:style-name="ce5">
            <text:p>66.250</text:p>
          </table:table-cell>
          <table:table-cell office:value-type="float" office:value="1774370" table:style-name="ce6">
            <text:p>1.774.370</text:p>
          </table:table-cell>
          <table:table-cell office:value-type="float" office:value="1633164" table:style-name="ce6">
            <text:p>1.633.164</text:p>
          </table:table-cell>
          <table:table-cell office:value-type="percentage" office:value="0.92041907832075609" table:style-name="ce7">
            <text:p>92,0%</text:p>
          </table:table-cell>
          <table:table-cell office:value-type="float" office:value="1042599" table:style-name="ce5">
            <text:p>1.042.599</text:p>
          </table:table-cell>
          <table:table-cell office:value-type="float" office:value="668707" table:style-name="ce5">
            <text:p>668.707</text:p>
          </table:table-cell>
          <table:table-cell office:value-type="date" office:date-value="2021-06-10T00:00:00" table:style-name="ce8">
            <text:p>10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3570" table:style-name="ce5">
            <text:p>33.570</text:p>
          </table:table-cell>
          <table:table-cell office:value-type="float" office:value="5000" table:style-name="ce5">
            <text:p>5.000</text:p>
          </table:table-cell>
          <table:table-cell office:value-type="float" office:value="13500" table:style-name="ce5">
            <text:p>13.500</text:p>
          </table:table-cell>
          <table:table-cell office:value-type="float" office:value="2550" table:style-name="ce5">
            <text:p>2.550</text:p>
          </table:table-cell>
          <table:table-cell office:value-type="float" office:value="54620" table:style-name="ce6">
            <text:p>54.620</text:p>
          </table:table-cell>
          <table:table-cell office:value-type="float" office:value="51849" table:style-name="ce6">
            <text:p>51.849</text:p>
          </table:table-cell>
          <table:table-cell office:value-type="percentage" office:value="0.94926766752105451" table:style-name="ce7">
            <text:p>94,9%</text:p>
          </table:table-cell>
          <table:table-cell office:value-type="float" office:value="35034" table:style-name="ce5">
            <text:p>35.034</text:p>
          </table:table-cell>
          <table:table-cell office:value-type="float" office:value="19700" table:style-name="ce5">
            <text:p>19.700</text:p>
          </table:table-cell>
          <table:table-cell office:value-type="date" office:date-value="2021-06-10T00:00:00" table:style-name="ce8">
            <text:p>10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3570" table:style-name="ce5">
            <text:p>33.570</text:p>
          </table:table-cell>
          <table:table-cell office:value-type="float" office:value="4900" table:style-name="ce5">
            <text:p>4.900</text:p>
          </table:table-cell>
          <table:table-cell office:value-type="float" office:value="13500" table:style-name="ce5">
            <text:p>13.500</text:p>
          </table:table-cell>
          <table:table-cell office:value-type="float" office:value="2550" table:style-name="ce5">
            <text:p>2.550</text:p>
          </table:table-cell>
          <table:table-cell office:value-type="float" office:value="54520" table:style-name="ce6">
            <text:p>54.520</text:p>
          </table:table-cell>
          <table:table-cell office:value-type="float" office:value="47473" table:style-name="ce6">
            <text:p>47.473</text:p>
          </table:table-cell>
          <table:table-cell office:value-type="percentage" office:value="0.87074468085106382" table:style-name="ce7">
            <text:p>87,1%</text:p>
          </table:table-cell>
          <table:table-cell office:value-type="float" office:value="30768" table:style-name="ce5">
            <text:p>30.768</text:p>
          </table:table-cell>
          <table:table-cell office:value-type="float" office:value="18026" table:style-name="ce5">
            <text:p>18.026</text:p>
          </table:table-cell>
          <table:table-cell office:value-type="date" office:date-value="2021-06-10T00:00:00" table:style-name="ce8">
            <text:p>10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29058" table:style-name="ce5">
            <text:p>29.058</text:p>
          </table:table-cell>
          <table:table-cell office:value-type="float" office:value="12000" table:style-name="ce5">
            <text:p>12.000</text:p>
          </table:table-cell>
          <table:table-cell office:value-type="float" office:value="96100" table:style-name="ce5">
            <text:p>96.100</text:p>
          </table:table-cell>
          <table:table-cell office:value-type="float" office:value="1000" table:style-name="ce5">
            <text:p>1.000</text:p>
          </table:table-cell>
          <table:table-cell office:value-type="float" office:value="138158" table:style-name="ce6">
            <text:p>138.158</text:p>
          </table:table-cell>
          <table:table-cell office:value-type="float" office:value="96096" table:style-name="ce6">
            <text:p>96.096</text:p>
          </table:table-cell>
          <table:table-cell office:value-type="percentage" office:value="0.6955514700560228" table:style-name="ce7">
            <text:p>69,6%</text:p>
          </table:table-cell>
          <table:table-cell office:value-type="float" office:value="74204" table:style-name="ce5">
            <text:p>74.204</text:p>
          </table:table-cell>
          <table:table-cell office:value-type="float" office:value="22290" table:style-name="ce5">
            <text:p>22.290</text:p>
          </table:table-cell>
          <table:table-cell office:value-type="date" office:date-value="2021-06-10T00:00:00" table:style-name="ce8">
            <text:p>10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1900" table:style-name="ce5">
            <text:p>1.9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00" table:style-name="ce6">
            <text:p>1.900</text:p>
          </table:table-cell>
          <table:table-cell office:value-type="float" office:value="409" table:style-name="ce6">
            <text:p>409</text:p>
          </table:table-cell>
          <table:table-cell office:value-type="percentage" office:value="0.21526315789473685" table:style-name="ce7">
            <text:p>21,5%</text:p>
          </table:table-cell>
          <table:table-cell office:value-type="float" office:value="409" table:style-name="ce5">
            <text:p>409</text:p>
          </table:table-cell>
          <table:table-cell office:value-type="float" office:value="0" table:style-name="ce5">
            <text:p>0</text:p>
          </table:table-cell>
          <table:table-cell office:value-type="date" office:date-value="2021-06-10T00:00:00" table:style-name="ce8">
            <text:p>10/06/2021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3894133" table:style-name="ce11">
            <text:p>23.894.133</text:p>
          </table:table-cell>
          <table:table-cell office:value-type="float" office:value="3335900" table:style-name="ce12">
            <text:p>3.335.900</text:p>
          </table:table-cell>
          <table:table-cell office:value-type="float" office:value="7344700" table:style-name="ce13">
            <text:p>7.344.700</text:p>
          </table:table-cell>
          <table:table-cell office:value-type="float" office:value="1416625" table:style-name="ce14">
            <text:p>1.416.625</text:p>
          </table:table-cell>
          <table:table-cell office:value-type="float" office:value="35991358" table:style-name="ce15">
            <text:p>35.991.358</text:p>
          </table:table-cell>
          <table:table-cell office:value-type="float" office:value="32282553" table:style-name="ce15">
            <text:p>32.282.553</text:p>
          </table:table-cell>
          <table:table-cell office:value-type="percentage" office:value="0.89695290186049659" table:style-name="ce16">
            <text:p>89,7%</text:p>
          </table:table-cell>
          <table:table-cell office:value-type="float" office:value="20963619" table:style-name="ce15">
            <text:p>20.963.619</text:p>
          </table:table-cell>
          <table:table-cell office:value-type="float" office:value="12250002" table:style-name="ce15">
            <text:p>12.250.002</text:p>
          </table:table-cell>
          <table:table-cell table:style-name="ce15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4">
          <table:table-cell table:style-name="ce18"/>
          <table:table-cell table:number-columns-repeated="16383" table:style-name="ce9"/>
        </table:table-row>
        <table:table-row table:number-rows-repeated="1048550" table:style-name="ro2">
          <table:table-cell table:number-columns-repeated="16384"/>
        </table:table-row>
      </table:table>
      <table:table table:name="Mayores_de_50_años" table:style-name="ta1">
        <table:table-column table:style-name="co4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5">
          <table:table-cell table:style-name="ce19"/>
          <table:table-cell office:value-type="string" table:style-name="ce20">
            <text:p>Población a vacunar mayor de 5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3245065" table:style-name="ce23">
            <text:p>3.245.065</text:p>
          </table:table-cell>
          <table:table-cell office:value-type="float" office:value="2994101" table:style-name="ce23">
            <text:p>2.994.101</text:p>
          </table:table-cell>
          <table:table-cell office:value-type="percentage" office:value="0.92266287424134796" table:style-name="ce24">
            <text:p>92,3%</text:p>
          </table:table-cell>
          <table:table-cell office:value-type="float" office:value="1745452" table:style-name="ce23">
            <text:p>1.745.452</text:p>
          </table:table-cell>
          <table:table-cell office:value-type="percentage" office:value="0.53787890227160318" table:style-name="ce24">
            <text:p>53,8%</text:p>
          </table:table-cell>
          <table:table-cell office:value-type="date" office:date-value="2021-06-10T00:00:00" table:style-name="ce25">
            <text:p>10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572395" table:style-name="ce5">
            <text:p>572.395</text:p>
          </table:table-cell>
          <table:table-cell office:value-type="float" office:value="529453" table:style-name="ce5">
            <text:p>529.453</text:p>
          </table:table-cell>
          <table:table-cell office:value-type="percentage" office:value="0.92497838031429347" table:style-name="ce26">
            <text:p>92,5%</text:p>
          </table:table-cell>
          <table:table-cell office:value-type="float" office:value="321764" table:style-name="ce5">
            <text:p>321.764</text:p>
          </table:table-cell>
          <table:table-cell office:value-type="percentage" office:value="0.5621362870046035" table:style-name="ce26">
            <text:p>56,2%</text:p>
          </table:table-cell>
          <table:table-cell office:value-type="date" office:date-value="2021-06-10T00:00:00" table:style-name="ce8">
            <text:p>10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509372" table:style-name="ce5">
            <text:p>509.372</text:p>
          </table:table-cell>
          <table:table-cell office:value-type="float" office:value="478204" table:style-name="ce5">
            <text:p>478.204</text:p>
          </table:table-cell>
          <table:table-cell office:value-type="percentage" office:value="0.93881092796620147" table:style-name="ce26">
            <text:p>93,9%</text:p>
          </table:table-cell>
          <table:table-cell office:value-type="float" office:value="295867" table:style-name="ce5">
            <text:p>295.867</text:p>
          </table:table-cell>
          <table:table-cell office:value-type="percentage" office:value="0.58084661112114522" table:style-name="ce26">
            <text:p>58,1%</text:p>
          </table:table-cell>
          <table:table-cell office:value-type="date" office:date-value="2021-06-10T00:00:00" table:style-name="ce8">
            <text:p>10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413086" table:style-name="ce5">
            <text:p>413.086</text:p>
          </table:table-cell>
          <table:table-cell office:value-type="float" office:value="350854" table:style-name="ce5">
            <text:p>350.854</text:p>
          </table:table-cell>
          <table:table-cell office:value-type="percentage" office:value="0.8493485618006904" table:style-name="ce26">
            <text:p>84,9%</text:p>
          </table:table-cell>
          <table:table-cell office:value-type="float" office:value="192140" table:style-name="ce5">
            <text:p>192.140</text:p>
          </table:table-cell>
          <table:table-cell office:value-type="percentage" office:value="0.46513316839592722" table:style-name="ce26">
            <text:p>46,5%</text:p>
          </table:table-cell>
          <table:table-cell office:value-type="date" office:date-value="2021-06-10T00:00:00" table:style-name="ce8">
            <text:p>10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830371" table:style-name="ce5">
            <text:p>830.371</text:p>
          </table:table-cell>
          <table:table-cell office:value-type="float" office:value="697600" table:style-name="ce5">
            <text:p>697.600</text:p>
          </table:table-cell>
          <table:table-cell office:value-type="percentage" office:value="0.84010641026721788" table:style-name="ce26">
            <text:p>84,0%</text:p>
          </table:table-cell>
          <table:table-cell office:value-type="float" office:value="396266" table:style-name="ce5">
            <text:p>396.266</text:p>
          </table:table-cell>
          <table:table-cell office:value-type="percentage" office:value="0.47721560603633795" table:style-name="ce26">
            <text:p>47,7%</text:p>
          </table:table-cell>
          <table:table-cell office:value-type="date" office:date-value="2021-06-10T00:00:00" table:style-name="ce8">
            <text:p>10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261417" table:style-name="ce5">
            <text:p>261.417</text:p>
          </table:table-cell>
          <table:table-cell office:value-type="float" office:value="240743" table:style-name="ce5">
            <text:p>240.743</text:p>
          </table:table-cell>
          <table:table-cell office:value-type="percentage" office:value="0.92091562522712755" table:style-name="ce26">
            <text:p>92,1%</text:p>
          </table:table-cell>
          <table:table-cell office:value-type="float" office:value="140124" table:style-name="ce5">
            <text:p>140.124</text:p>
          </table:table-cell>
          <table:table-cell office:value-type="percentage" office:value="0.53601716797300869" table:style-name="ce26">
            <text:p>53,6%</text:p>
          </table:table-cell>
          <table:table-cell office:value-type="date" office:date-value="2021-06-10T00:00:00" table:style-name="ce8">
            <text:p>10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1168817" table:style-name="ce5">
            <text:p>1.168.817</text:p>
          </table:table-cell>
          <table:table-cell office:value-type="float" office:value="1074759" table:style-name="ce5">
            <text:p>1.074.759</text:p>
          </table:table-cell>
          <table:table-cell office:value-type="percentage" office:value="0.9195271800461492" table:style-name="ce26">
            <text:p>92,0%</text:p>
          </table:table-cell>
          <table:table-cell office:value-type="float" office:value="684392" table:style-name="ce5">
            <text:p>684.392</text:p>
          </table:table-cell>
          <table:table-cell office:value-type="percentage" office:value="0.5855424758537906" table:style-name="ce26">
            <text:p>58,6%</text:p>
          </table:table-cell>
          <table:table-cell office:value-type="date" office:date-value="2021-06-10T00:00:00" table:style-name="ce8">
            <text:p>10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820217" table:style-name="ce5">
            <text:p>820.217</text:p>
          </table:table-cell>
          <table:table-cell office:value-type="float" office:value="762337" table:style-name="ce5">
            <text:p>762.337</text:p>
          </table:table-cell>
          <table:table-cell office:value-type="percentage" office:value="0.92943330850250605" table:style-name="ce26">
            <text:p>92,9%</text:p>
          </table:table-cell>
          <table:table-cell office:value-type="float" office:value="460987" table:style-name="ce5">
            <text:p>460.987</text:p>
          </table:table-cell>
          <table:table-cell office:value-type="percentage" office:value="0.56203053582161788" table:style-name="ce26">
            <text:p>56,2%</text:p>
          </table:table-cell>
          <table:table-cell office:value-type="date" office:date-value="2021-06-10T00:00:00" table:style-name="ce8">
            <text:p>10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3011852" table:style-name="ce5">
            <text:p>3.011.852</text:p>
          </table:table-cell>
          <table:table-cell office:value-type="float" office:value="2634360" table:style-name="ce5">
            <text:p>2.634.360</text:p>
          </table:table-cell>
          <table:table-cell office:value-type="percentage" office:value="0.87466449214636044" table:style-name="ce26">
            <text:p>87,5%</text:p>
          </table:table-cell>
          <table:table-cell office:value-type="float" office:value="1549948" table:style-name="ce5">
            <text:p>1.549.948</text:p>
          </table:table-cell>
          <table:table-cell office:value-type="percentage" office:value="0.51461625604445371" table:style-name="ce26">
            <text:p>51,5%</text:p>
          </table:table-cell>
          <table:table-cell office:value-type="date" office:date-value="2021-06-10T00:00:00" table:style-name="ce8">
            <text:p>10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2047455" table:style-name="ce5">
            <text:p>2.047.455</text:p>
          </table:table-cell>
          <table:table-cell office:value-type="float" office:value="1843780" table:style-name="ce5">
            <text:p>1.843.780</text:p>
          </table:table-cell>
          <table:table-cell office:value-type="percentage" office:value="0.90052284421391438" table:style-name="ce26">
            <text:p>90,1%</text:p>
          </table:table-cell>
          <table:table-cell office:value-type="float" office:value="1116723" table:style-name="ce5">
            <text:p>1.116.723</text:p>
          </table:table-cell>
          <table:table-cell office:value-type="percentage" office:value="0.54542004586181381" table:style-name="ce26">
            <text:p>54,5%</text:p>
          </table:table-cell>
          <table:table-cell office:value-type="date" office:date-value="2021-06-10T00:00:00" table:style-name="ce8">
            <text:p>10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462394" table:style-name="ce5">
            <text:p>462.394</text:p>
          </table:table-cell>
          <table:table-cell office:value-type="float" office:value="448649" table:style-name="ce5">
            <text:p>448.649</text:p>
          </table:table-cell>
          <table:table-cell office:value-type="percentage" office:value="0.97027426826472662" table:style-name="ce26">
            <text:p>97,0%</text:p>
          </table:table-cell>
          <table:table-cell office:value-type="float" office:value="281239" table:style-name="ce5">
            <text:p>281.239</text:p>
          </table:table-cell>
          <table:table-cell office:value-type="percentage" office:value="0.60822372262615865" table:style-name="ce26">
            <text:p>60,8%</text:p>
          </table:table-cell>
          <table:table-cell office:value-type="date" office:date-value="2021-06-10T00:00:00" table:style-name="ce8">
            <text:p>10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1276880" table:style-name="ce5">
            <text:p>1.276.880</text:p>
          </table:table-cell>
          <table:table-cell office:value-type="float" office:value="1227782" table:style-name="ce5">
            <text:p>1.227.782</text:p>
          </table:table-cell>
          <table:table-cell office:value-type="percentage" office:value="0.96154846187582232" table:style-name="ce26">
            <text:p>96,2%</text:p>
          </table:table-cell>
          <table:table-cell office:value-type="float" office:value="797851" table:style-name="ce5">
            <text:p>797.851</text:p>
          </table:table-cell>
          <table:table-cell office:value-type="percentage" office:value="0.62484415136896188" table:style-name="ce26">
            <text:p>62,5%</text:p>
          </table:table-cell>
          <table:table-cell office:value-type="date" office:date-value="2021-06-10T00:00:00" table:style-name="ce8">
            <text:p>10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135714" table:style-name="ce5">
            <text:p>135.714</text:p>
          </table:table-cell>
          <table:table-cell office:value-type="float" office:value="127162" table:style-name="ce5">
            <text:p>127.162</text:p>
          </table:table-cell>
          <table:table-cell office:value-type="percentage" office:value="0.93698513049501153" table:style-name="ce26">
            <text:p>93,7%</text:p>
          </table:table-cell>
          <table:table-cell office:value-type="float" office:value="78256" table:style-name="ce5">
            <text:p>78.256</text:p>
          </table:table-cell>
          <table:table-cell office:value-type="percentage" office:value="0.57662437184078286" table:style-name="ce26">
            <text:p>57,7%</text:p>
          </table:table-cell>
          <table:table-cell office:value-type="date" office:date-value="2021-06-09T00:00:00" table:style-name="ce8">
            <text:p>09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2566309" table:style-name="ce5">
            <text:p>2.566.309</text:p>
          </table:table-cell>
          <table:table-cell office:value-type="float" office:value="2345151" table:style-name="ce5">
            <text:p>2.345.151</text:p>
          </table:table-cell>
          <table:table-cell office:value-type="percentage" office:value="0.91382253656905699" table:style-name="ce26">
            <text:p>91,4%</text:p>
          </table:table-cell>
          <table:table-cell office:value-type="float" office:value="1361823" table:style-name="ce5">
            <text:p>1.361.823</text:p>
          </table:table-cell>
          <table:table-cell office:value-type="percentage" office:value="0.53065433663678063" table:style-name="ce26">
            <text:p>53,1%</text:p>
          </table:table-cell>
          <table:table-cell office:value-type="date" office:date-value="2021-06-10T00:00:00" table:style-name="ce8">
            <text:p>10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532835" table:style-name="ce5">
            <text:p>532.835</text:p>
          </table:table-cell>
          <table:table-cell office:value-type="float" office:value="480108" table:style-name="ce5">
            <text:p>480.108</text:p>
          </table:table-cell>
          <table:table-cell office:value-type="percentage" office:value="0.90104441337374608" table:style-name="ce26">
            <text:p>90,1%</text:p>
          </table:table-cell>
          <table:table-cell office:value-type="float" office:value="275332" table:style-name="ce5">
            <text:p>275.332</text:p>
          </table:table-cell>
          <table:table-cell office:value-type="percentage" office:value="0.51673031989264973" table:style-name="ce26">
            <text:p>51,7%</text:p>
          </table:table-cell>
          <table:table-cell office:value-type="date" office:date-value="2021-06-10T00:00:00" table:style-name="ce8">
            <text:p>10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267496" table:style-name="ce5">
            <text:p>267.496</text:p>
          </table:table-cell>
          <table:table-cell office:value-type="float" office:value="256591" table:style-name="ce5">
            <text:p>256.591</text:p>
          </table:table-cell>
          <table:table-cell office:value-type="percentage" office:value="0.95923303526034032" table:style-name="ce26">
            <text:p>95,9%</text:p>
          </table:table-cell>
          <table:table-cell office:value-type="float" office:value="160855" table:style-name="ce5">
            <text:p>160.855</text:p>
          </table:table-cell>
          <table:table-cell office:value-type="percentage" office:value="0.601336094745342" table:style-name="ce26">
            <text:p>60,1%</text:p>
          </table:table-cell>
          <table:table-cell office:value-type="date" office:date-value="2021-06-10T00:00:00" table:style-name="ce8">
            <text:p>10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991127" table:style-name="ce5">
            <text:p>991.127</text:p>
          </table:table-cell>
          <table:table-cell office:value-type="float" office:value="915952" table:style-name="ce5">
            <text:p>915.952</text:p>
          </table:table-cell>
          <table:table-cell office:value-type="percentage" office:value="0.92415200070223091" table:style-name="ce26">
            <text:p>92,4%</text:p>
          </table:table-cell>
          <table:table-cell office:value-type="float" office:value="579907" table:style-name="ce5">
            <text:p>579.907</text:p>
          </table:table-cell>
          <table:table-cell office:value-type="percentage" office:value="0.58509857969765733" table:style-name="ce26">
            <text:p>58,5%</text:p>
          </table:table-cell>
          <table:table-cell office:value-type="date" office:date-value="2021-06-10T00:00:00" table:style-name="ce8">
            <text:p>10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26336" table:style-name="ce5">
            <text:p>26.336</text:p>
          </table:table-cell>
          <table:table-cell office:value-type="float" office:value="22765" table:style-name="ce5">
            <text:p>22.765</text:p>
          </table:table-cell>
          <table:table-cell office:value-type="percentage" office:value="0.86440613608748484" table:style-name="ce26">
            <text:p>86,4%</text:p>
          </table:table-cell>
          <table:table-cell office:value-type="float" office:value="14720" table:style-name="ce5">
            <text:p>14.720</text:p>
          </table:table-cell>
          <table:table-cell office:value-type="percentage" office:value="0.55893074119076547" table:style-name="ce26">
            <text:p>55,9%</text:p>
          </table:table-cell>
          <table:table-cell office:value-type="date" office:date-value="2021-06-10T00:00:00" table:style-name="ce8">
            <text:p>10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25223" table:style-name="ce5">
            <text:p>25.223</text:p>
          </table:table-cell>
          <table:table-cell office:value-type="float" office:value="19692" table:style-name="ce5">
            <text:p>19.692</text:p>
          </table:table-cell>
          <table:table-cell office:value-type="percentage" office:value="0.78071601316258965" table:style-name="ce26">
            <text:p>78,1%</text:p>
          </table:table-cell>
          <table:table-cell office:value-type="float" office:value="13782" table:style-name="ce5">
            <text:p>13.782</text:p>
          </table:table-cell>
          <table:table-cell office:value-type="percentage" office:value="0.54640605796297026" table:style-name="ce26">
            <text:p>54,6%</text:p>
          </table:table-cell>
          <table:table-cell office:value-type="date" office:date-value="2021-06-10T00:00:00" table:style-name="ce8">
            <text:p>10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12009" table:style-name="ce5">
            <text:p>12.009</text:p>
          </table:table-cell>
          <table:table-cell office:value-type="string" table:style-name="ce26">
            <text:p>-</text:p>
          </table:table-cell>
          <table:table-cell office:value-type="float" office:value="2796" table:style-name="ce5">
            <text:p>2.796</text:p>
          </table:table-cell>
          <table:table-cell office:value-type="string" table:style-name="ce26">
            <text:p>-</text:p>
          </table:table-cell>
          <table:table-cell office:value-type="date" office:date-value="2021-06-10T00:00:00" table:style-name="ce8">
            <text:p>10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44" table:style-name="ce5">
            <text:p>44</text:p>
          </table:table-cell>
          <table:table-cell office:value-type="string" table:style-name="ce26">
            <text:p>-</text:p>
          </table:table-cell>
          <table:table-cell office:value-type="float" office:value="2797" table:style-name="ce5">
            <text:p>2.797</text:p>
          </table:table-cell>
          <table:table-cell office:value-type="string" table:style-name="ce26">
            <text:p>-</text:p>
          </table:table-cell>
          <table:table-cell office:value-type="date" office:date-value="2021-06-10T00:00:00" table:style-name="ce8">
            <text:p>10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19164361" table:style-name="ce15">
            <text:p>19.164.361</text:p>
          </table:table-cell>
          <table:table-cell office:value-type="float" office:value="17462096" table:style-name="ce15">
            <text:p>17.462.096</text:p>
          </table:table-cell>
          <table:table-cell office:value-type="percentage" office:value="0.91117548871052889" table:style-name="ce16">
            <text:p>91,1%</text:p>
          </table:table-cell>
          <table:table-cell office:value-type="float" office:value="10471608" table:style-name="ce15">
            <text:p>10.471.608</text:p>
          </table:table-cell>
          <table:table-cell office:value-type="percentage" office:value="0.5464104960243652" table:style-name="ce16">
            <text:p>54,6%</text:p>
          </table:table-cell>
          <table:table-cell table:style-name="ce27"/>
          <table:table-cell table:number-columns-repeated="16377" table:style-name="ce21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4">
          <table:table-cell table:number-columns-repeated="16384"/>
        </table:table-row>
      </table:table>
      <table:table table:name="Etarios_con_al_menos_1_dosis" table:style-name="ta1">
        <table:table-column table:style-name="co6" table:default-cell-style-name="ce21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41"/>
        <table:table-column table:style-name="co3" table:default-cell-style-name="ce45"/>
        <table:table-column table:style-name="co3" table:default-cell-style-name="ce21"/>
        <table:table-column table:style-name="co3" table:default-cell-style-name="ce45"/>
        <table:table-column table:style-name="co3" table:number-columns-repeated="2" table:default-cell-style-name="ce21"/>
        <table:table-column table:style-name="co3" table:default-cell-style-name="ce45"/>
        <table:table-column table:style-name="co3" table:number-columns-repeated="16366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5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8-24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6-17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4">
          <table:table-cell office:value-type="string" table:style-name="ce34">
            <text:p>Andalucía</text:p>
          </table:table-cell>
          <table:table-cell office:value-type="float" office:value="430494" table:style-name="ce35">
            <text:p>430.494</text:p>
          </table:table-cell>
          <table:table-cell office:value-type="percentage" office:value="1" table:style-name="ce36">
            <text:p>100,0%</text:p>
          </table:table-cell>
          <table:table-cell office:value-type="float" office:value="641742" table:style-name="ce35">
            <text:p>641.742</text:p>
          </table:table-cell>
          <table:table-cell office:value-type="percentage" office:value="0.98671701664101508" table:style-name="ce36">
            <text:p>98,7%</text:p>
          </table:table-cell>
          <table:table-cell office:value-type="float" office:value="847890" table:style-name="ce35">
            <text:p>847.890</text:p>
          </table:table-cell>
          <table:table-cell office:value-type="percentage" office:value="0.92549558094934548" table:style-name="ce36">
            <text:p>92,5%</text:p>
          </table:table-cell>
          <table:table-cell office:value-type="float" office:value="1073975" table:style-name="ce35">
            <text:p>1.073.975</text:p>
          </table:table-cell>
          <table:table-cell office:value-type="percentage" office:value="0.84897800115571209" table:style-name="ce36">
            <text:p>84,9%</text:p>
          </table:table-cell>
          <table:table-cell office:value-type="float" office:value="466247" table:style-name="ce35">
            <text:p>466.247</text:p>
          </table:table-cell>
          <table:table-cell office:value-type="percentage" office:value="0.33661272646150425" table:style-name="ce36">
            <text:p>33,7%</text:p>
          </table:table-cell>
          <table:table-cell office:value-type="float" office:value="198610" table:style-name="ce35">
            <text:p>198.610</text:p>
          </table:table-cell>
          <table:table-cell office:value-type="percentage" office:value="0.12227669465672823" table:style-name="ce36">
            <text:p>12,2%</text:p>
          </table:table-cell>
          <table:table-cell office:value-type="float" office:value="42221" table:style-name="ce35">
            <text:p>42.221</text:p>
          </table:table-cell>
          <table:table-cell office:value-type="percentage" office:value="6.7462283053658562E-2" table:style-name="ce36">
            <text:p>6,7%</text:p>
          </table:table-cell>
          <table:table-cell office:value-type="float" office:value="617" table:style-name="ce35">
            <text:p>617</text:p>
          </table:table-cell>
          <table:table-cell office:value-type="percentage" office:value="3.3915820603448751E-3" table:style-name="ce36">
            <text:p>0,3%</text:p>
          </table:table-cell>
          <table:table-cell office:value-type="float" office:value="3701796" table:style-name="ce35">
            <text:p>3.701.796</text:p>
          </table:table-cell>
          <table:table-cell office:value-type="float" office:value="7062213" table:style-name="ce35">
            <text:p>7.062.213</text:p>
          </table:table-cell>
          <table:table-cell office:value-type="percentage" office:value="0.52416940695501535" table:style-name="ce36">
            <text:p>52,4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ragón</text:p>
          </table:table-cell>
          <table:table-cell office:value-type="float" office:value="100561" table:style-name="ce38">
            <text:p>100.561</text:p>
          </table:table-cell>
          <table:table-cell office:value-type="percentage" office:value="1" table:style-name="ce39">
            <text:p>100,0%</text:p>
          </table:table-cell>
          <table:table-cell office:value-type="float" office:value="117603" table:style-name="ce38">
            <text:p>117.603</text:p>
          </table:table-cell>
          <table:table-cell office:value-type="percentage" office:value="0.98863435753015849" table:style-name="ce39">
            <text:p>98,9%</text:p>
          </table:table-cell>
          <table:table-cell office:value-type="float" office:value="147423" table:style-name="ce38">
            <text:p>147.423</text:p>
          </table:table-cell>
          <table:table-cell office:value-type="percentage" office:value="0.9428012304386475" table:style-name="ce39">
            <text:p>94,3%</text:p>
          </table:table-cell>
          <table:table-cell office:value-type="float" office:value="163866" table:style-name="ce38">
            <text:p>163.866</text:p>
          </table:table-cell>
          <table:table-cell office:value-type="percentage" office:value="0.82649571787396725" table:style-name="ce39">
            <text:p>82,6%</text:p>
          </table:table-cell>
          <table:table-cell office:value-type="float" office:value="72215" table:style-name="ce38">
            <text:p>72.215</text:p>
          </table:table-cell>
          <table:table-cell office:value-type="percentage" office:value="0.33597279278692488" table:style-name="ce39">
            <text:p>33,6%</text:p>
          </table:table-cell>
          <table:table-cell office:value-type="float" office:value="34456" table:style-name="ce38">
            <text:p>34.456</text:p>
          </table:table-cell>
          <table:table-cell office:value-type="percentage" office:value="0.14906982780998529" table:style-name="ce39">
            <text:p>14,9%</text:p>
          </table:table-cell>
          <table:table-cell office:value-type="float" office:value="7753" table:style-name="ce38">
            <text:p>7.753</text:p>
          </table:table-cell>
          <table:table-cell office:value-type="percentage" office:value="8.6936532854900203E-2" table:style-name="ce39">
            <text:p>8,7%</text:p>
          </table:table-cell>
          <table:table-cell office:value-type="float" office:value="76" table:style-name="ce38">
            <text:p>76</text:p>
          </table:table-cell>
          <table:table-cell office:value-type="percentage" office:value="3.0271648211582887E-3" table:style-name="ce39">
            <text:p>0,3%</text:p>
          </table:table-cell>
          <table:table-cell office:value-type="float" office:value="643953" table:style-name="ce38">
            <text:p>643.953</text:p>
          </table:table-cell>
          <table:table-cell office:value-type="float" office:value="1132764" table:style-name="ce38">
            <text:p>1.132.764</text:p>
          </table:table-cell>
          <table:table-cell office:value-type="percentage" office:value="0.56847940082841619" table:style-name="ce39">
            <text:p>56,8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sturias<text:s/></text:p>
          </table:table-cell>
          <table:table-cell office:value-type="float" office:value="88273" table:style-name="ce38">
            <text:p>88.273</text:p>
          </table:table-cell>
          <table:table-cell office:value-type="percentage" office:value="1" table:style-name="ce39">
            <text:p>100,0%</text:p>
          </table:table-cell>
          <table:table-cell office:value-type="float" office:value="113000" table:style-name="ce38">
            <text:p>113.000</text:p>
          </table:table-cell>
          <table:table-cell office:value-type="percentage" office:value="1" table:style-name="ce39">
            <text:p>100,0%</text:p>
          </table:table-cell>
          <table:table-cell office:value-type="float" office:value="139860" table:style-name="ce38">
            <text:p>139.860</text:p>
          </table:table-cell>
          <table:table-cell office:value-type="percentage" office:value="0.93456819821987014" table:style-name="ce39">
            <text:p>93,5%</text:p>
          </table:table-cell>
          <table:table-cell office:value-type="float" office:value="137071" table:style-name="ce38">
            <text:p>137.071</text:p>
          </table:table-cell>
          <table:table-cell office:value-type="percentage" office:value="0.8427618432783055" table:style-name="ce39">
            <text:p>84,3%</text:p>
          </table:table-cell>
          <table:table-cell office:value-type="float" office:value="61573" table:style-name="ce38">
            <text:p>61.573</text:p>
          </table:table-cell>
          <table:table-cell office:value-type="percentage" office:value="0.36871605396633395" table:style-name="ce39">
            <text:p>36,9%</text:p>
          </table:table-cell>
          <table:table-cell office:value-type="float" office:value="21103" table:style-name="ce38">
            <text:p>21.103</text:p>
          </table:table-cell>
          <table:table-cell office:value-type="percentage" office:value="0.13605885159443462" table:style-name="ce39">
            <text:p>13,6%</text:p>
          </table:table-cell>
          <table:table-cell office:value-type="float" office:value="4741" table:style-name="ce38">
            <text:p>4.741</text:p>
          </table:table-cell>
          <table:table-cell office:value-type="percentage" office:value="8.7506229350855502E-2" table:style-name="ce39">
            <text:p>8,8%</text:p>
          </table:table-cell>
          <table:table-cell office:value-type="float" office:value="59" table:style-name="ce38">
            <text:p>59</text:p>
          </table:table-cell>
          <table:table-cell office:value-type="percentage" office:value="3.7910428580607853E-3" table:style-name="ce39">
            <text:p>0,4%</text:p>
          </table:table-cell>
          <table:table-cell office:value-type="float" office:value="565680" table:style-name="ce38">
            <text:p>565.680</text:p>
          </table:table-cell>
          <table:table-cell office:value-type="float" office:value="901209" table:style-name="ce38">
            <text:p>901.209</text:p>
          </table:table-cell>
          <table:table-cell office:value-type="percentage" office:value="0.62769013625030379" table:style-name="ce39">
            <text:p>62,8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Baleares</text:p>
          </table:table-cell>
          <table:table-cell office:value-type="float" office:value="50567" table:style-name="ce38">
            <text:p>50.567</text:p>
          </table:table-cell>
          <table:table-cell office:value-type="percentage" office:value="1" table:style-name="ce39">
            <text:p>100,0%</text:p>
          </table:table-cell>
          <table:table-cell office:value-type="float" office:value="76896" table:style-name="ce38">
            <text:p>76.896</text:p>
          </table:table-cell>
          <table:table-cell office:value-type="percentage" office:value="0.95503999205126933" table:style-name="ce39">
            <text:p>95,5%</text:p>
          </table:table-cell>
          <table:table-cell office:value-type="float" office:value="98248" table:style-name="ce38">
            <text:p>98.248</text:p>
          </table:table-cell>
          <table:table-cell office:value-type="percentage" office:value="0.83807184106592969" table:style-name="ce39">
            <text:p>83,8%</text:p>
          </table:table-cell>
          <table:table-cell office:value-type="float" office:value="125143" table:style-name="ce38">
            <text:p>125.143</text:p>
          </table:table-cell>
          <table:table-cell office:value-type="percentage" office:value="0.75479652828458899" table:style-name="ce39">
            <text:p>75,5%</text:p>
          </table:table-cell>
          <table:table-cell office:value-type="float" office:value="78365" table:style-name="ce38">
            <text:p>78.365</text:p>
          </table:table-cell>
          <table:table-cell office:value-type="percentage" office:value="0.38009526026812562" table:style-name="ce39">
            <text:p>38,0%</text:p>
          </table:table-cell>
          <table:table-cell office:value-type="float" office:value="27599" table:style-name="ce38">
            <text:p>27.599</text:p>
          </table:table-cell>
          <table:table-cell office:value-type="percentage" office:value="0.10702181617949294" table:style-name="ce39">
            <text:p>10,7%</text:p>
          </table:table-cell>
          <table:table-cell office:value-type="float" office:value="4637" table:style-name="ce38">
            <text:p>4.637</text:p>
          </table:table-cell>
          <table:table-cell office:value-type="percentage" office:value="5.4019734619462016E-2" table:style-name="ce39">
            <text:p>5,4%</text:p>
          </table:table-cell>
          <table:table-cell office:value-type="float" office:value="46" table:style-name="ce38">
            <text:p>46</text:p>
          </table:table-cell>
          <table:table-cell office:value-type="percentage" office:value="1.9742489270386265E-3" table:style-name="ce39">
            <text:p>0,2%</text:p>
          </table:table-cell>
          <table:table-cell office:value-type="float" office:value="461501" table:style-name="ce38">
            <text:p>461.501</text:p>
          </table:table-cell>
          <table:table-cell office:value-type="float" office:value="986279" table:style-name="ce38">
            <text:p>986.279</text:p>
          </table:table-cell>
          <table:table-cell office:value-type="percentage" office:value="0.46792134882725883" table:style-name="ce39">
            <text:p>46,8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arias</text:p>
          </table:table-cell>
          <table:table-cell office:value-type="float" office:value="91034" table:style-name="ce38">
            <text:p>91.034</text:p>
          </table:table-cell>
          <table:table-cell office:value-type="percentage" office:value="1" table:style-name="ce39">
            <text:p>100,0%</text:p>
          </table:table-cell>
          <table:table-cell office:value-type="float" office:value="146516" table:style-name="ce38">
            <text:p>146.516</text:p>
          </table:table-cell>
          <table:table-cell office:value-type="percentage" office:value="0.94813338424005544" table:style-name="ce39">
            <text:p>94,8%</text:p>
          </table:table-cell>
          <table:table-cell office:value-type="float" office:value="204893" table:style-name="ce38">
            <text:p>204.893</text:p>
          </table:table-cell>
          <table:table-cell office:value-type="percentage" office:value="0.87154390621543909" table:style-name="ce39">
            <text:p>87,2%</text:p>
          </table:table-cell>
          <table:table-cell office:value-type="float" office:value="255157" table:style-name="ce38">
            <text:p>255.157</text:p>
          </table:table-cell>
          <table:table-cell office:value-type="percentage" office:value="0.72795510567398547" table:style-name="ce39">
            <text:p>72,8%</text:p>
          </table:table-cell>
          <table:table-cell office:value-type="float" office:value="132032" table:style-name="ce38">
            <text:p>132.032</text:p>
          </table:table-cell>
          <table:table-cell office:value-type="percentage" office:value="0.34035532733215784" table:style-name="ce39">
            <text:p>34,0%</text:p>
          </table:table-cell>
          <table:table-cell office:value-type="float" office:value="52888" table:style-name="ce38">
            <text:p>52.888</text:p>
          </table:table-cell>
          <table:table-cell office:value-type="percentage" office:value="0.11898660703237665" table:style-name="ce39">
            <text:p>11,9%</text:p>
          </table:table-cell>
          <table:table-cell office:value-type="float" office:value="8595" table:style-name="ce38">
            <text:p>8.595</text:p>
          </table:table-cell>
          <table:table-cell office:value-type="percentage" office:value="5.244083246389545E-2" table:style-name="ce39">
            <text:p>5,2%</text:p>
          </table:table-cell>
          <table:table-cell office:value-type="float" office:value="104" table:style-name="ce38">
            <text:p>104</text:p>
          </table:table-cell>
          <table:table-cell office:value-type="percentage" office:value="2.344877344877345E-3" table:style-name="ce39">
            <text:p>0,2%</text:p>
          </table:table-cell>
          <table:table-cell office:value-type="float" office:value="891219" table:style-name="ce38">
            <text:p>891.219</text:p>
          </table:table-cell>
          <table:table-cell office:value-type="float" office:value="1871033" table:style-name="ce38">
            <text:p>1.871.033</text:p>
          </table:table-cell>
          <table:table-cell office:value-type="percentage" office:value="0.47632457578246884" table:style-name="ce39">
            <text:p>47,6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tabria</text:p>
          </table:table-cell>
          <table:table-cell office:value-type="float" office:value="42093" table:style-name="ce38">
            <text:p>42.093</text:p>
          </table:table-cell>
          <table:table-cell office:value-type="percentage" office:value="1" table:style-name="ce39">
            <text:p>100,0%</text:p>
          </table:table-cell>
          <table:table-cell office:value-type="float" office:value="55450" table:style-name="ce38">
            <text:p>55.450</text:p>
          </table:table-cell>
          <table:table-cell office:value-type="percentage" office:value="1" table:style-name="ce39">
            <text:p>100,0%</text:p>
          </table:table-cell>
          <table:table-cell office:value-type="float" office:value="72616" table:style-name="ce38">
            <text:p>72.616</text:p>
          </table:table-cell>
          <table:table-cell office:value-type="percentage" office:value="0.93885836188506044" table:style-name="ce39">
            <text:p>93,9%</text:p>
          </table:table-cell>
          <table:table-cell office:value-type="float" office:value="70584" table:style-name="ce38">
            <text:p>70.584</text:p>
          </table:table-cell>
          <table:table-cell office:value-type="percentage" office:value="0.78458049886621317" table:style-name="ce39">
            <text:p>78,5%</text:p>
          </table:table-cell>
          <table:table-cell office:value-type="float" office:value="22902" table:style-name="ce38">
            <text:p>22.902</text:p>
          </table:table-cell>
          <table:table-cell office:value-type="percentage" office:value="0.23424602890486759" table:style-name="ce39">
            <text:p>23,4%</text:p>
          </table:table-cell>
          <table:table-cell office:value-type="float" office:value="12871" table:style-name="ce38">
            <text:p>12.871</text:p>
          </table:table-cell>
          <table:table-cell office:value-type="percentage" office:value="0.13341694999585371" table:style-name="ce39">
            <text:p>13,3%</text:p>
          </table:table-cell>
          <table:table-cell office:value-type="float" office:value="1893" table:style-name="ce38">
            <text:p>1.893</text:p>
          </table:table-cell>
          <table:table-cell office:value-type="percentage" office:value="5.4186346071275225E-2" table:style-name="ce39">
            <text:p>5,4%</text:p>
          </table:table-cell>
          <table:table-cell office:value-type="float" office:value="17" table:style-name="ce38">
            <text:p>17</text:p>
          </table:table-cell>
          <table:table-cell office:value-type="percentage" office:value="1.5753868964878139E-3" table:style-name="ce39">
            <text:p>0,2%</text:p>
          </table:table-cell>
          <table:table-cell office:value-type="float" office:value="278426" table:style-name="ce38">
            <text:p>278.426</text:p>
          </table:table-cell>
          <table:table-cell office:value-type="float" office:value="501384" table:style-name="ce38">
            <text:p>501.384</text:p>
          </table:table-cell>
          <table:table-cell office:value-type="percentage" office:value="0.55531488838893939" table:style-name="ce39">
            <text:p>55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y Leon</text:p>
          </table:table-cell>
          <table:table-cell office:value-type="float" office:value="228203" table:style-name="ce38">
            <text:p>228.203</text:p>
          </table:table-cell>
          <table:table-cell office:value-type="percentage" office:value="1" table:style-name="ce39">
            <text:p>100,0%</text:p>
          </table:table-cell>
          <table:table-cell office:value-type="float" office:value="248035" table:style-name="ce38">
            <text:p>248.035</text:p>
          </table:table-cell>
          <table:table-cell office:value-type="percentage" office:value="1" table:style-name="ce39">
            <text:p>100,0%</text:p>
          </table:table-cell>
          <table:table-cell office:value-type="float" office:value="304916" table:style-name="ce38">
            <text:p>304.916</text:p>
          </table:table-cell>
          <table:table-cell office:value-type="percentage" office:value="0.95712469591148086" table:style-name="ce39">
            <text:p>95,7%</text:p>
          </table:table-cell>
          <table:table-cell office:value-type="float" office:value="293605" table:style-name="ce38">
            <text:p>293.605</text:p>
          </table:table-cell>
          <table:table-cell office:value-type="percentage" office:value="0.77026300255788027" table:style-name="ce39">
            <text:p>77,0%</text:p>
          </table:table-cell>
          <table:table-cell office:value-type="float" office:value="63202" table:style-name="ce38">
            <text:p>63.202</text:p>
          </table:table-cell>
          <table:table-cell office:value-type="percentage" office:value="0.17396402471752384" table:style-name="ce39">
            <text:p>17,4%</text:p>
          </table:table-cell>
          <table:table-cell office:value-type="float" office:value="48685" table:style-name="ce38">
            <text:p>48.685</text:p>
          </table:table-cell>
          <table:table-cell office:value-type="percentage" office:value="0.12960374821972873" table:style-name="ce39">
            <text:p>13,0%</text:p>
          </table:table-cell>
          <table:table-cell office:value-type="float" office:value="9593" table:style-name="ce38">
            <text:p>9.593</text:p>
          </table:table-cell>
          <table:table-cell office:value-type="percentage" office:value="6.6423398097242806E-2" table:style-name="ce39">
            <text:p>6,6%</text:p>
          </table:table-cell>
          <table:table-cell office:value-type="float" office:value="127" table:style-name="ce38">
            <text:p>127</text:p>
          </table:table-cell>
          <table:table-cell office:value-type="percentage" office:value="3.1216202929898731E-3" table:style-name="ce39">
            <text:p>0,3%</text:p>
          </table:table-cell>
          <table:table-cell office:value-type="float" office:value="1196366" table:style-name="ce38">
            <text:p>1.196.366</text:p>
          </table:table-cell>
          <table:table-cell office:value-type="float" office:value="2092873" table:style-name="ce38">
            <text:p>2.092.873</text:p>
          </table:table-cell>
          <table:table-cell office:value-type="percentage" office:value="0.57163812615481202" table:style-name="ce39">
            <text:p>57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- La Mancha</text:p>
          </table:table-cell>
          <table:table-cell office:value-type="float" office:value="137093" table:style-name="ce38">
            <text:p>137.093</text:p>
          </table:table-cell>
          <table:table-cell office:value-type="percentage" office:value="1" table:style-name="ce39">
            <text:p>100,0%</text:p>
          </table:table-cell>
          <table:table-cell office:value-type="float" office:value="156710" table:style-name="ce38">
            <text:p>156.710</text:p>
          </table:table-cell>
          <table:table-cell office:value-type="percentage" office:value="0.98497181035945724" table:style-name="ce39">
            <text:p>98,5%</text:p>
          </table:table-cell>
          <table:table-cell office:value-type="float" office:value="207039" table:style-name="ce38">
            <text:p>207.039</text:p>
          </table:table-cell>
          <table:table-cell office:value-type="percentage" office:value="0.94778982256321986" table:style-name="ce39">
            <text:p>94,8%</text:p>
          </table:table-cell>
          <table:table-cell office:value-type="float" office:value="261495" table:style-name="ce38">
            <text:p>261.495</text:p>
          </table:table-cell>
          <table:table-cell office:value-type="percentage" office:value="0.85045108918361634" table:style-name="ce39">
            <text:p>85,0%</text:p>
          </table:table-cell>
          <table:table-cell office:value-type="float" office:value="114927" table:style-name="ce38">
            <text:p>114.927</text:p>
          </table:table-cell>
          <table:table-cell office:value-type="percentage" office:value="0.34762632144099453" table:style-name="ce39">
            <text:p>34,8%</text:p>
          </table:table-cell>
          <table:table-cell office:value-type="float" office:value="42339" table:style-name="ce38">
            <text:p>42.339</text:p>
          </table:table-cell>
          <table:table-cell office:value-type="percentage" office:value="0.11222764141440916" table:style-name="ce39">
            <text:p>11,2%</text:p>
          </table:table-cell>
          <table:table-cell office:value-type="float" office:value="8312" table:style-name="ce38">
            <text:p>8.312</text:p>
          </table:table-cell>
          <table:table-cell office:value-type="percentage" office:value="5.55919688599366E-2" table:style-name="ce39">
            <text:p>5,6%</text:p>
          </table:table-cell>
          <table:table-cell office:value-type="float" office:value="120" table:style-name="ce38">
            <text:p>120</text:p>
          </table:table-cell>
          <table:table-cell office:value-type="percentage" office:value="2.8325937116419602E-3" table:style-name="ce39">
            <text:p>0,3%</text:p>
          </table:table-cell>
          <table:table-cell office:value-type="float" office:value="928035" table:style-name="ce38">
            <text:p>928.035</text:p>
          </table:table-cell>
          <table:table-cell office:value-type="float" office:value="1719964" table:style-name="ce38">
            <text:p>1.719.964</text:p>
          </table:table-cell>
          <table:table-cell office:value-type="percentage" office:value="0.53956652581100539" table:style-name="ce39">
            <text:p>54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taluña</text:p>
          </table:table-cell>
          <table:table-cell office:value-type="float" office:value="454275" table:style-name="ce38">
            <text:p>454.275</text:p>
          </table:table-cell>
          <table:table-cell office:value-type="percentage" office:value="1" table:style-name="ce39">
            <text:p>100,0%</text:p>
          </table:table-cell>
          <table:table-cell office:value-type="float" office:value="607310" table:style-name="ce38">
            <text:p>607.310</text:p>
          </table:table-cell>
          <table:table-cell office:value-type="percentage" office:value="0.95595411243963402" table:style-name="ce39">
            <text:p>95,6%</text:p>
          </table:table-cell>
          <table:table-cell office:value-type="float" office:value="721629" table:style-name="ce38">
            <text:p>721.629</text:p>
          </table:table-cell>
          <table:table-cell office:value-type="percentage" office:value="0.86156015396664698" table:style-name="ce39">
            <text:p>86,2%</text:p>
          </table:table-cell>
          <table:table-cell office:value-type="float" office:value="851146" table:style-name="ce38">
            <text:p>851.146</text:p>
          </table:table-cell>
          <table:table-cell office:value-type="percentage" office:value="0.77959479015918953" table:style-name="ce39">
            <text:p>78,0%</text:p>
          </table:table-cell>
          <table:table-cell office:value-type="float" office:value="343420" table:style-name="ce38">
            <text:p>343.420</text:p>
          </table:table-cell>
          <table:table-cell office:value-type="percentage" office:value="0.26080781922225471" table:style-name="ce39">
            <text:p>26,1%</text:p>
          </table:table-cell>
          <table:table-cell office:value-type="float" office:value="187906" table:style-name="ce38">
            <text:p>187.906</text:p>
          </table:table-cell>
          <table:table-cell office:value-type="percentage" office:value="0.12637680067739568" table:style-name="ce39">
            <text:p>12,6%</text:p>
          </table:table-cell>
          <table:table-cell office:value-type="float" office:value="52321" table:style-name="ce38">
            <text:p>52.321</text:p>
          </table:table-cell>
          <table:table-cell office:value-type="percentage" office:value="9.4049065638953405E-2" table:style-name="ce39">
            <text:p>9,4%</text:p>
          </table:table-cell>
          <table:table-cell office:value-type="float" office:value="1010" table:style-name="ce38">
            <text:p>1.010</text:p>
          </table:table-cell>
          <table:table-cell office:value-type="percentage" office:value="6.3178701896612118E-3" table:style-name="ce39">
            <text:p>0,6%</text:p>
          </table:table-cell>
          <table:table-cell office:value-type="float" office:value="3219017" table:style-name="ce38">
            <text:p>3.219.017</text:p>
          </table:table-cell>
          <table:table-cell office:value-type="float" office:value="6531658" table:style-name="ce38">
            <text:p>6.531.658</text:p>
          </table:table-cell>
          <table:table-cell office:value-type="percentage" office:value="0.49283306015103667" table:style-name="ce39">
            <text:p>49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. Valenciana</text:p>
          </table:table-cell>
          <table:table-cell office:value-type="float" office:value="294159" table:style-name="ce38">
            <text:p>294.159</text:p>
          </table:table-cell>
          <table:table-cell office:value-type="percentage" office:value="1" table:style-name="ce39">
            <text:p>100,0%</text:p>
          </table:table-cell>
          <table:table-cell office:value-type="float" office:value="427385" table:style-name="ce38">
            <text:p>427.385</text:p>
          </table:table-cell>
          <table:table-cell office:value-type="percentage" office:value="0.97607236983341783" table:style-name="ce39">
            <text:p>97,6%</text:p>
          </table:table-cell>
          <table:table-cell office:value-type="float" office:value="527627" table:style-name="ce38">
            <text:p>527.627</text:p>
          </table:table-cell>
          <table:table-cell office:value-type="percentage" office:value="0.90856132302902559" table:style-name="ce39">
            <text:p>90,9%</text:p>
          </table:table-cell>
          <table:table-cell office:value-type="float" office:value="594609" table:style-name="ce38">
            <text:p>594.609</text:p>
          </table:table-cell>
          <table:table-cell office:value-type="percentage" office:value="0.7903524232588186" table:style-name="ce39">
            <text:p>79,0%</text:p>
          </table:table-cell>
          <table:table-cell office:value-type="float" office:value="173587" table:style-name="ce38">
            <text:p>173.587</text:p>
          </table:table-cell>
          <table:table-cell office:value-type="percentage" office:value="0.20383918044876162" table:style-name="ce39">
            <text:p>20,4%</text:p>
          </table:table-cell>
          <table:table-cell office:value-type="float" office:value="109916" table:style-name="ce38">
            <text:p>109.916</text:p>
          </table:table-cell>
          <table:table-cell office:value-type="percentage" office:value="0.12020835999076969" table:style-name="ce39">
            <text:p>12,0%</text:p>
          </table:table-cell>
          <table:table-cell office:value-type="float" office:value="22230" table:style-name="ce38">
            <text:p>22.230</text:p>
          </table:table-cell>
          <table:table-cell office:value-type="percentage" office:value="6.3004132254828052E-2" table:style-name="ce39">
            <text:p>6,3%</text:p>
          </table:table-cell>
          <table:table-cell office:value-type="float" office:value="228" table:style-name="ce38">
            <text:p>228</text:p>
          </table:table-cell>
          <table:table-cell office:value-type="percentage" office:value="2.2125396655959784E-3" table:style-name="ce39">
            <text:p>0,2%</text:p>
          </table:table-cell>
          <table:table-cell office:value-type="float" office:value="2149741" table:style-name="ce38">
            <text:p>2.149.741</text:p>
          </table:table-cell>
          <table:table-cell office:value-type="float" office:value="4269305" table:style-name="ce38">
            <text:p>4.269.305</text:p>
          </table:table-cell>
          <table:table-cell office:value-type="percentage" office:value="0.50353418179305531" table:style-name="ce39">
            <text:p>50,4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Extremadura</text:p>
          </table:table-cell>
          <table:table-cell office:value-type="float" office:value="77955" table:style-name="ce38">
            <text:p>77.955</text:p>
          </table:table-cell>
          <table:table-cell office:value-type="percentage" office:value="1" table:style-name="ce39">
            <text:p>100,0%</text:p>
          </table:table-cell>
          <table:table-cell office:value-type="float" office:value="95192" table:style-name="ce38">
            <text:p>95.192</text:p>
          </table:table-cell>
          <table:table-cell office:value-type="percentage" office:value="1" table:style-name="ce39">
            <text:p>100,0%</text:p>
          </table:table-cell>
          <table:table-cell office:value-type="float" office:value="127978" table:style-name="ce38">
            <text:p>127.978</text:p>
          </table:table-cell>
          <table:table-cell office:value-type="percentage" office:value="1" table:style-name="ce39">
            <text:p>100,0%</text:p>
          </table:table-cell>
          <table:table-cell office:value-type="float" office:value="147524" table:style-name="ce38">
            <text:p>147.524</text:p>
          </table:table-cell>
          <table:table-cell office:value-type="percentage" office:value="0.87180881240544628" table:style-name="ce39">
            <text:p>87,2%</text:p>
          </table:table-cell>
          <table:table-cell office:value-type="float" office:value="44942" table:style-name="ce38">
            <text:p>44.942</text:p>
          </table:table-cell>
          <table:table-cell office:value-type="percentage" office:value="0.28177862490125022" table:style-name="ce39">
            <text:p>28,2%</text:p>
          </table:table-cell>
          <table:table-cell office:value-type="float" office:value="23741" table:style-name="ce38">
            <text:p>23.741</text:p>
          </table:table-cell>
          <table:table-cell office:value-type="percentage" office:value="0.12346841130827318" table:style-name="ce39">
            <text:p>12,3%</text:p>
          </table:table-cell>
          <table:table-cell office:value-type="float" office:value="2983" table:style-name="ce38">
            <text:p>2.983</text:p>
          </table:table-cell>
          <table:table-cell office:value-type="percentage" office:value="3.9204605193985914E-2" table:style-name="ce39">
            <text:p>3,9%</text:p>
          </table:table-cell>
          <table:table-cell office:value-type="float" office:value="77" table:style-name="ce38">
            <text:p>77</text:p>
          </table:table-cell>
          <table:table-cell office:value-type="percentage" office:value="3.6748914236624827E-3" table:style-name="ce39">
            <text:p>0,4%</text:p>
          </table:table-cell>
          <table:table-cell office:value-type="float" office:value="520392" table:style-name="ce38">
            <text:p>520.392</text:p>
          </table:table-cell>
          <table:table-cell office:value-type="float" office:value="911213" table:style-name="ce38">
            <text:p>911.213</text:p>
          </table:table-cell>
          <table:table-cell office:value-type="percentage" office:value="0.57109808573846066" table:style-name="ce39">
            <text:p>57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Galicia</text:p>
          </table:table-cell>
          <table:table-cell office:value-type="float" office:value="240244" table:style-name="ce38">
            <text:p>240.244</text:p>
          </table:table-cell>
          <table:table-cell office:value-type="percentage" office:value="1" table:style-name="ce39">
            <text:p>100,0%</text:p>
          </table:table-cell>
          <table:table-cell office:value-type="float" office:value="287152" table:style-name="ce38">
            <text:p>287.152</text:p>
          </table:table-cell>
          <table:table-cell office:value-type="percentage" office:value="0.9909926077263409" table:style-name="ce39">
            <text:p>99,1%</text:p>
          </table:table-cell>
          <table:table-cell office:value-type="float" office:value="331496" table:style-name="ce38">
            <text:p>331.496</text:p>
          </table:table-cell>
          <table:table-cell office:value-type="percentage" office:value="0.95552090209179452" table:style-name="ce39">
            <text:p>95,6%</text:p>
          </table:table-cell>
          <table:table-cell office:value-type="float" office:value="368890" table:style-name="ce38">
            <text:p>368.890</text:p>
          </table:table-cell>
          <table:table-cell office:value-type="percentage" office:value="0.90884453631411544" table:style-name="ce39">
            <text:p>90,9%</text:p>
          </table:table-cell>
          <table:table-cell office:value-type="float" office:value="121406" table:style-name="ce38">
            <text:p>121.406</text:p>
          </table:table-cell>
          <table:table-cell office:value-type="percentage" office:value="0.27391752647099304" table:style-name="ce39">
            <text:p>27,4%</text:p>
          </table:table-cell>
          <table:table-cell office:value-type="float" office:value="49635" table:style-name="ce38">
            <text:p>49.635</text:p>
          </table:table-cell>
          <table:table-cell office:value-type="percentage" office:value="0.11134341148047368" table:style-name="ce39">
            <text:p>11,1%</text:p>
          </table:table-cell>
          <table:table-cell office:value-type="float" office:value="6844" table:style-name="ce38">
            <text:p>6.844</text:p>
          </table:table-cell>
          <table:table-cell office:value-type="percentage" office:value="4.4806703983763789E-2" table:style-name="ce39">
            <text:p>4,5%</text:p>
          </table:table-cell>
          <table:table-cell office:value-type="float" office:value="48" table:style-name="ce38">
            <text:p>48</text:p>
          </table:table-cell>
          <table:table-cell office:value-type="percentage" office:value="1.0905620938792202E-3" table:style-name="ce39">
            <text:p>0,1%</text:p>
          </table:table-cell>
          <table:table-cell office:value-type="float" office:value="1405715" table:style-name="ce38">
            <text:p>1.405.715</text:p>
          </table:table-cell>
          <table:table-cell office:value-type="float" office:value="2362643" table:style-name="ce38">
            <text:p>2.362.643</text:p>
          </table:table-cell>
          <table:table-cell office:value-type="percentage" office:value="0.59497562687210892" table:style-name="ce39">
            <text:p>59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La Rioja</text:p>
          </table:table-cell>
          <table:table-cell office:value-type="float" office:value="23282" table:style-name="ce38">
            <text:p>23.282</text:p>
          </table:table-cell>
          <table:table-cell office:value-type="percentage" office:value="1" table:style-name="ce39">
            <text:p>100,0%</text:p>
          </table:table-cell>
          <table:table-cell office:value-type="float" office:value="28416" table:style-name="ce38">
            <text:p>28.416</text:p>
          </table:table-cell>
          <table:table-cell office:value-type="percentage" office:value="1" table:style-name="ce39">
            <text:p>100,0%</text:p>
          </table:table-cell>
          <table:table-cell office:value-type="float" office:value="36586" table:style-name="ce38">
            <text:p>36.586</text:p>
          </table:table-cell>
          <table:table-cell office:value-type="percentage" office:value="0.96998780423140141" table:style-name="ce39">
            <text:p>97,0%</text:p>
          </table:table-cell>
          <table:table-cell office:value-type="float" office:value="38878" table:style-name="ce38">
            <text:p>38.878</text:p>
          </table:table-cell>
          <table:table-cell office:value-type="percentage" office:value="0.8156680093991272" table:style-name="ce39">
            <text:p>81,6%</text:p>
          </table:table-cell>
          <table:table-cell office:value-type="float" office:value="11000" table:style-name="ce38">
            <text:p>11.000</text:p>
          </table:table-cell>
          <table:table-cell office:value-type="percentage" office:value="0.20775492473605681" table:style-name="ce39">
            <text:p>20,8%</text:p>
          </table:table-cell>
          <table:table-cell office:value-type="float" office:value="7634" table:style-name="ce38">
            <text:p>7.634</text:p>
          </table:table-cell>
          <table:table-cell office:value-type="percentage" office:value="0.13963527281374039" table:style-name="ce39">
            <text:p>14,0%</text:p>
          </table:table-cell>
          <table:table-cell office:value-type="float" office:value="1581" table:style-name="ce38">
            <text:p>1.581</text:p>
          </table:table-cell>
          <table:table-cell office:value-type="percentage" office:value="7.4681152574397738E-2" table:style-name="ce39">
            <text:p>7,5%</text:p>
          </table:table-cell>
          <table:table-cell office:value-type="float" office:value="11" table:style-name="ce38">
            <text:p>11</text:p>
          </table:table-cell>
          <table:table-cell office:value-type="percentage" office:value="1.7499204581609927E-3" table:style-name="ce39">
            <text:p>0,2%</text:p>
          </table:table-cell>
          <table:table-cell office:value-type="float" office:value="147388" table:style-name="ce38">
            <text:p>147.388</text:p>
          </table:table-cell>
          <table:table-cell office:value-type="float" office:value="270788" table:style-name="ce38">
            <text:p>270.788</text:p>
          </table:table-cell>
          <table:table-cell office:value-type="percentage" office:value="0.54429295242034359" table:style-name="ce39">
            <text:p>54,4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adrid</text:p>
          </table:table-cell>
          <table:table-cell office:value-type="float" office:value="370270" table:style-name="ce38">
            <text:p>370.270</text:p>
          </table:table-cell>
          <table:table-cell office:value-type="percentage" office:value="1" table:style-name="ce39">
            <text:p>100,0%</text:p>
          </table:table-cell>
          <table:table-cell office:value-type="float" office:value="503124" table:style-name="ce38">
            <text:p>503.124</text:p>
          </table:table-cell>
          <table:table-cell office:value-type="percentage" office:value="0.95636223319222702" table:style-name="ce39">
            <text:p>95,6%</text:p>
          </table:table-cell>
          <table:table-cell office:value-type="float" office:value="673659" table:style-name="ce38">
            <text:p>673.659</text:p>
          </table:table-cell>
          <table:table-cell office:value-type="percentage" office:value="0.9578230770215107" table:style-name="ce39">
            <text:p>95,8%</text:p>
          </table:table-cell>
          <table:table-cell office:value-type="float" office:value="798098" table:style-name="ce38">
            <text:p>798.098</text:p>
          </table:table-cell>
          <table:table-cell office:value-type="percentage" office:value="0.82042757737337102" table:style-name="ce39">
            <text:p>82,0%</text:p>
          </table:table-cell>
          <table:table-cell office:value-type="float" office:value="184960" table:style-name="ce38">
            <text:p>184.960</text:p>
          </table:table-cell>
          <table:table-cell office:value-type="percentage" office:value="0.15863173269318018" table:style-name="ce39">
            <text:p>15,9%</text:p>
          </table:table-cell>
          <table:table-cell office:value-type="float" office:value="182271" table:style-name="ce38">
            <text:p>182.271</text:p>
          </table:table-cell>
          <table:table-cell office:value-type="percentage" office:value="0.1352393516381924" table:style-name="ce39">
            <text:p>13,5%</text:p>
          </table:table-cell>
          <table:table-cell office:value-type="float" office:value="35689" table:style-name="ce38">
            <text:p>35.689</text:p>
          </table:table-cell>
          <table:table-cell office:value-type="percentage" office:value="7.4396101026440647E-2" table:style-name="ce39">
            <text:p>7,4%</text:p>
          </table:table-cell>
          <table:table-cell office:value-type="float" office:value="491" table:style-name="ce38">
            <text:p>491</text:p>
          </table:table-cell>
          <table:table-cell office:value-type="percentage" office:value="3.613987825792538E-3" table:style-name="ce39">
            <text:p>0,4%</text:p>
          </table:table-cell>
          <table:table-cell office:value-type="float" office:value="2748562" table:style-name="ce38">
            <text:p>2.748.562</text:p>
          </table:table-cell>
          <table:table-cell office:value-type="float" office:value="5695623" table:style-name="ce38">
            <text:p>5.695.623</text:p>
          </table:table-cell>
          <table:table-cell office:value-type="percentage" office:value="0.48257442601099126" table:style-name="ce39">
            <text:p>48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urcia</text:p>
          </table:table-cell>
          <table:table-cell office:value-type="float" office:value="73094" table:style-name="ce38">
            <text:p>73.094</text:p>
          </table:table-cell>
          <table:table-cell office:value-type="percentage" office:value="1" table:style-name="ce39">
            <text:p>100,0%</text:p>
          </table:table-cell>
          <table:table-cell office:value-type="float" office:value="100179" table:style-name="ce38">
            <text:p>100.179</text:p>
          </table:table-cell>
          <table:table-cell office:value-type="percentage" office:value="0.97356631259779003" table:style-name="ce39">
            <text:p>97,4%</text:p>
          </table:table-cell>
          <table:table-cell office:value-type="float" office:value="131141" table:style-name="ce38">
            <text:p>131.141</text:p>
          </table:table-cell>
          <table:table-cell office:value-type="percentage" office:value="0.89266825041352127" table:style-name="ce39">
            <text:p>89,3%</text:p>
          </table:table-cell>
          <table:table-cell office:value-type="float" office:value="175694" table:style-name="ce38">
            <text:p>175.694</text:p>
          </table:table-cell>
          <table:table-cell office:value-type="percentage" office:value="0.82386427579997745" table:style-name="ce39">
            <text:p>82,4%</text:p>
          </table:table-cell>
          <table:table-cell office:value-type="float" office:value="88963" table:style-name="ce38">
            <text:p>88.963</text:p>
          </table:table-cell>
          <table:table-cell office:value-type="percentage" office:value="0.35003167333577279" table:style-name="ce39">
            <text:p>35,0%</text:p>
          </table:table-cell>
          <table:table-cell office:value-type="float" office:value="32557" table:style-name="ce38">
            <text:p>32.557</text:p>
          </table:table-cell>
          <table:table-cell office:value-type="percentage" office:value="0.10957968146263311" table:style-name="ce39">
            <text:p>11,0%</text:p>
          </table:table-cell>
          <table:table-cell office:value-type="float" office:value="7829" table:style-name="ce38">
            <text:p>7.829</text:p>
          </table:table-cell>
          <table:table-cell office:value-type="percentage" office:value="6.5974533779399491E-2" table:style-name="ce39">
            <text:p>6,6%</text:p>
          </table:table-cell>
          <table:table-cell office:value-type="float" office:value="155" table:style-name="ce38">
            <text:p>155</text:p>
          </table:table-cell>
          <table:table-cell office:value-type="percentage" office:value="4.4653145886148883E-3" table:style-name="ce39">
            <text:p>0,4%</text:p>
          </table:table-cell>
          <table:table-cell office:value-type="float" office:value="609612" table:style-name="ce38">
            <text:p>609.612</text:p>
          </table:table-cell>
          <table:table-cell office:value-type="float" office:value="1237479" table:style-name="ce38">
            <text:p>1.237.479</text:p>
          </table:table-cell>
          <table:table-cell office:value-type="percentage" office:value="0.49262411725774741" table:style-name="ce39">
            <text:p>49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Navarra</text:p>
          </table:table-cell>
          <table:table-cell office:value-type="float" office:value="42348" table:style-name="ce38">
            <text:p>42.348</text:p>
          </table:table-cell>
          <table:table-cell office:value-type="percentage" office:value="1" table:style-name="ce39">
            <text:p>100,0%</text:p>
          </table:table-cell>
          <table:table-cell office:value-type="float" office:value="55543" table:style-name="ce38">
            <text:p>55.543</text:p>
          </table:table-cell>
          <table:table-cell office:value-type="percentage" office:value="0.99553699455119016" table:style-name="ce39">
            <text:p>99,6%</text:p>
          </table:table-cell>
          <table:table-cell office:value-type="float" office:value="70241" table:style-name="ce38">
            <text:p>70.241</text:p>
          </table:table-cell>
          <table:table-cell office:value-type="percentage" office:value="0.95120795189859708" table:style-name="ce39">
            <text:p>95,1%</text:p>
          </table:table-cell>
          <table:table-cell office:value-type="float" office:value="88459" table:style-name="ce38">
            <text:p>88.459</text:p>
          </table:table-cell>
          <table:table-cell office:value-type="percentage" office:value="0.91483442612778454" table:style-name="ce39">
            <text:p>91,5%</text:p>
          </table:table-cell>
          <table:table-cell office:value-type="float" office:value="36512" table:style-name="ce38">
            <text:p>36.512</text:p>
          </table:table-cell>
          <table:table-cell office:value-type="percentage" office:value="0.33806781355900817" table:style-name="ce39">
            <text:p>33,8%</text:p>
          </table:table-cell>
          <table:table-cell office:value-type="float" office:value="16084" table:style-name="ce38">
            <text:p>16.084</text:p>
          </table:table-cell>
          <table:table-cell office:value-type="percentage" office:value="0.13982925599429694" table:style-name="ce39">
            <text:p>14,0%</text:p>
          </table:table-cell>
          <table:table-cell office:value-type="float" office:value="4000" table:style-name="ce38">
            <text:p>4.000</text:p>
          </table:table-cell>
          <table:table-cell office:value-type="percentage" office:value="8.2465725182970823E-2" table:style-name="ce39">
            <text:p>8,2%</text:p>
          </table:table-cell>
          <table:table-cell office:value-type="float" office:value="15" table:style-name="ce38">
            <text:p>15</text:p>
          </table:table-cell>
          <table:table-cell office:value-type="percentage" office:value="1.078671077232849E-3" table:style-name="ce39">
            <text:p>0,1%</text:p>
          </table:table-cell>
          <table:table-cell office:value-type="float" office:value="313202" table:style-name="ce38">
            <text:p>313.202</text:p>
          </table:table-cell>
          <table:table-cell office:value-type="float" office:value="552935" table:style-name="ce38">
            <text:p>552.935</text:p>
          </table:table-cell>
          <table:table-cell office:value-type="percentage" office:value="0.56643547614095691" table:style-name="ce39">
            <text:p>56,6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País Vasco</text:p>
          </table:table-cell>
          <table:table-cell office:value-type="float" office:value="161825" table:style-name="ce38">
            <text:p>161.825</text:p>
          </table:table-cell>
          <table:table-cell office:value-type="percentage" office:value="1" table:style-name="ce39">
            <text:p>100,0%</text:p>
          </table:table-cell>
          <table:table-cell office:value-type="float" office:value="209735" table:style-name="ce38">
            <text:p>209.735</text:p>
          </table:table-cell>
          <table:table-cell office:value-type="percentage" office:value="0.98429705135605705" table:style-name="ce39">
            <text:p>98,4%</text:p>
          </table:table-cell>
          <table:table-cell office:value-type="float" office:value="271568" table:style-name="ce38">
            <text:p>271.568</text:p>
          </table:table-cell>
          <table:table-cell office:value-type="percentage" office:value="0.96947368796832778" table:style-name="ce39">
            <text:p>96,9%</text:p>
          </table:table-cell>
          <table:table-cell office:value-type="float" office:value="272824" table:style-name="ce38">
            <text:p>272.824</text:p>
          </table:table-cell>
          <table:table-cell office:value-type="percentage" office:value="0.80247781467569868" table:style-name="ce39">
            <text:p>80,2%</text:p>
          </table:table-cell>
          <table:table-cell office:value-type="float" office:value="60410" table:style-name="ce38">
            <text:p>60.410</text:p>
          </table:table-cell>
          <table:table-cell office:value-type="percentage" office:value="0.16681716385968692" table:style-name="ce39">
            <text:p>16,7%</text:p>
          </table:table-cell>
          <table:table-cell office:value-type="float" office:value="52816" table:style-name="ce38">
            <text:p>52.816</text:p>
          </table:table-cell>
          <table:table-cell office:value-type="percentage" office:value="0.14561254535228663" table:style-name="ce39">
            <text:p>14,6%</text:p>
          </table:table-cell>
          <table:table-cell office:value-type="float" office:value="13366" table:style-name="ce38">
            <text:p>13.366</text:p>
          </table:table-cell>
          <table:table-cell office:value-type="percentage" office:value="9.5251669362827196E-2" table:style-name="ce39">
            <text:p>9,5%</text:p>
          </table:table-cell>
          <table:table-cell office:value-type="float" office:value="55" table:style-name="ce38">
            <text:p>55</text:p>
          </table:table-cell>
          <table:table-cell office:value-type="percentage" office:value="1.3150344299923489E-3" table:style-name="ce39">
            <text:p>0,1%</text:p>
          </table:table-cell>
          <table:table-cell office:value-type="float" office:value="1042599" table:style-name="ce38">
            <text:p>1.042.599</text:p>
          </table:table-cell>
          <table:table-cell office:value-type="float" office:value="1898123" table:style-name="ce38">
            <text:p>1.898.123</text:p>
          </table:table-cell>
          <table:table-cell office:value-type="percentage" office:value="0.54927894556885937" table:style-name="ce39">
            <text:p>54,9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euta</text:p>
          </table:table-cell>
          <table:table-cell office:value-type="float" office:value="2358" table:style-name="ce38">
            <text:p>2.358</text:p>
          </table:table-cell>
          <table:table-cell office:value-type="percentage" office:value="0.9051823416506718" table:style-name="ce39">
            <text:p>90,5%</text:p>
          </table:table-cell>
          <table:table-cell office:value-type="float" office:value="3755" table:style-name="ce38">
            <text:p>3.755</text:p>
          </table:table-cell>
          <table:table-cell office:value-type="percentage" office:value="0.86961556276053731" table:style-name="ce39">
            <text:p>87,0%</text:p>
          </table:table-cell>
          <table:table-cell office:value-type="float" office:value="6993" table:style-name="ce38">
            <text:p>6.993</text:p>
          </table:table-cell>
          <table:table-cell office:value-type="percentage" office:value="0.89003436426116833" table:style-name="ce39">
            <text:p>89,0%</text:p>
          </table:table-cell>
          <table:table-cell office:value-type="float" office:value="9659" table:style-name="ce38">
            <text:p>9.659</text:p>
          </table:table-cell>
          <table:table-cell office:value-type="percentage" office:value="0.83584285219799237" table:style-name="ce39">
            <text:p>83,6%</text:p>
          </table:table-cell>
          <table:table-cell office:value-type="float" office:value="9008" table:style-name="ce38">
            <text:p>9.008</text:p>
          </table:table-cell>
          <table:table-cell office:value-type="percentage" office:value="0.71254548330960288" table:style-name="ce39">
            <text:p>71,3%</text:p>
          </table:table-cell>
          <table:table-cell office:value-type="float" office:value="2650" table:style-name="ce38">
            <text:p>2.650</text:p>
          </table:table-cell>
          <table:table-cell office:value-type="percentage" office:value="0.152089072543618" table:style-name="ce39">
            <text:p>15,2%</text:p>
          </table:table-cell>
          <table:table-cell office:value-type="float" office:value="600" table:style-name="ce38">
            <text:p>600</text:p>
          </table:table-cell>
          <table:table-cell office:value-type="percentage" office:value="7.9145231499802141E-2" table:style-name="ce39">
            <text:p>7,9%</text:p>
          </table:table-cell>
          <table:table-cell office:value-type="float" office:value="11" table:style-name="ce38">
            <text:p>11</text:p>
          </table:table-cell>
          <table:table-cell office:value-type="percentage" office:value="5.0574712643678158E-3" table:style-name="ce39">
            <text:p>0,5%</text:p>
          </table:table-cell>
          <table:table-cell office:value-type="float" office:value="35034" table:style-name="ce38">
            <text:p>35.034</text:p>
          </table:table-cell>
          <table:table-cell office:value-type="float" office:value="66158" table:style-name="ce38">
            <text:p>66.158</text:p>
          </table:table-cell>
          <table:table-cell office:value-type="percentage" office:value="0.52955047008676204" table:style-name="ce39">
            <text:p>53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elilla</text:p>
          </table:table-cell>
          <table:table-cell office:value-type="float" office:value="1938" table:style-name="ce38">
            <text:p>1.938</text:p>
          </table:table-cell>
          <table:table-cell office:value-type="percentage" office:value="0.82503192848020435" table:style-name="ce39">
            <text:p>82,5%</text:p>
          </table:table-cell>
          <table:table-cell office:value-type="float" office:value="3149" table:style-name="ce38">
            <text:p>3.149</text:p>
          </table:table-cell>
          <table:table-cell office:value-type="percentage" office:value="0.84018143009605117" table:style-name="ce39">
            <text:p>84,0%</text:p>
          </table:table-cell>
          <table:table-cell office:value-type="float" office:value="6402" table:style-name="ce38">
            <text:p>6.402</text:p>
          </table:table-cell>
          <table:table-cell office:value-type="percentage" office:value="0.81793790724415483" table:style-name="ce39">
            <text:p>81,8%</text:p>
          </table:table-cell>
          <table:table-cell office:value-type="float" office:value="8203" table:style-name="ce38">
            <text:p>8.203</text:p>
          </table:table-cell>
          <table:table-cell office:value-type="percentage" office:value="0.72599345074785382" table:style-name="ce39">
            <text:p>72,6%</text:p>
          </table:table-cell>
          <table:table-cell office:value-type="float" office:value="7658" table:style-name="ce38">
            <text:p>7.658</text:p>
          </table:table-cell>
          <table:table-cell office:value-type="percentage" office:value="0.63806032327945339" table:style-name="ce39">
            <text:p>63,8%</text:p>
          </table:table-cell>
          <table:table-cell office:value-type="float" office:value="3081" table:style-name="ce38">
            <text:p>3.081</text:p>
          </table:table-cell>
          <table:table-cell office:value-type="percentage" office:value="0.17028685126844637" table:style-name="ce39">
            <text:p>17,0%</text:p>
          </table:table-cell>
          <table:table-cell office:value-type="float" office:value="330" table:style-name="ce38">
            <text:p>330</text:p>
          </table:table-cell>
          <table:table-cell office:value-type="percentage" office:value="3.8659793814432991E-2" table:style-name="ce39">
            <text:p>3,9%</text:p>
          </table:table-cell>
          <table:table-cell office:value-type="float" office:value="7" table:style-name="ce38">
            <text:p>7</text:p>
          </table:table-cell>
          <table:table-cell office:value-type="percentage" office:value="3.0120481927710845E-3" table:style-name="ce39">
            <text:p>0,3%</text:p>
          </table:table-cell>
          <table:table-cell office:value-type="float" office:value="30768" table:style-name="ce38">
            <text:p>30.768</text:p>
          </table:table-cell>
          <table:table-cell office:value-type="float" office:value="66178" table:style-name="ce38">
            <text:p>66.178</text:p>
          </table:table-cell>
          <table:table-cell office:value-type="percentage" office:value="0.46492792166581037" table:style-name="ce39">
            <text:p>46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Fuerzas Armadas</text:p>
          </table:table-cell>
          <table:table-cell office:value-type="float" office:value="31" table:style-name="ce38">
            <text:p>31</text:p>
          </table:table-cell>
          <table:table-cell office:value-type="string" table:style-name="ce39">
            <text:p>-</text:p>
          </table:table-cell>
          <table:table-cell office:value-type="float" office:value="13" table:style-name="ce38">
            <text:p>13</text:p>
          </table:table-cell>
          <table:table-cell office:value-type="string" table:style-name="ce39">
            <text:p>-</text:p>
          </table:table-cell>
          <table:table-cell office:value-type="float" office:value="3310" table:style-name="ce38">
            <text:p>3.310</text:p>
          </table:table-cell>
          <table:table-cell office:value-type="string" table:style-name="ce39">
            <text:p>-</text:p>
          </table:table-cell>
          <table:table-cell office:value-type="float" office:value="8655" table:style-name="ce38">
            <text:p>8.655</text:p>
          </table:table-cell>
          <table:table-cell office:value-type="string" table:style-name="ce39">
            <text:p>-</text:p>
          </table:table-cell>
          <table:table-cell office:value-type="float" office:value="18348" table:style-name="ce38">
            <text:p>18.348</text:p>
          </table:table-cell>
          <table:table-cell office:value-type="string" table:style-name="ce39">
            <text:p>-</text:p>
          </table:table-cell>
          <table:table-cell office:value-type="float" office:value="34919" table:style-name="ce38">
            <text:p>34.919</text:p>
          </table:table-cell>
          <table:table-cell office:value-type="string" table:style-name="ce39">
            <text:p>-</text:p>
          </table:table-cell>
          <table:table-cell office:value-type="float" office:value="8915" table:style-name="ce38">
            <text:p>8.915</text:p>
          </table:table-cell>
          <table:table-cell office:value-type="string" table:style-name="ce39">
            <text:p>-</text:p>
          </table:table-cell>
          <table:table-cell office:value-type="float" office:value="13" table:style-name="ce38">
            <text:p>13</text:p>
          </table:table-cell>
          <table:table-cell office:value-type="string" table:style-name="ce39">
            <text:p>-</text:p>
          </table:table-cell>
          <table:table-cell office:value-type="float" office:value="74204" table:style-name="ce38">
            <text:p>74.204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/>
        </table:table-row>
        <table:table-row table:style-name="ro4">
          <table:table-cell office:value-type="string" table:style-name="ce40">
            <text:p>Sanidad Exterior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office:value-type="float" office:value="5" table:style-name="ce38">
            <text:p>5</text:p>
          </table:table-cell>
          <table:table-cell office:value-type="string" table:style-name="ce39">
            <text:p>-</text:p>
          </table:table-cell>
          <table:table-cell office:value-type="float" office:value="39" table:style-name="ce38">
            <text:p>39</text:p>
          </table:table-cell>
          <table:table-cell office:value-type="string" table:style-name="ce39">
            <text:p>-</text:p>
          </table:table-cell>
          <table:table-cell office:value-type="float" office:value="128" table:style-name="ce38">
            <text:p>128</text:p>
          </table:table-cell>
          <table:table-cell office:value-type="string" table:style-name="ce39">
            <text:p>-</text:p>
          </table:table-cell>
          <table:table-cell office:value-type="float" office:value="194" table:style-name="ce38">
            <text:p>194</text:p>
          </table:table-cell>
          <table:table-cell office:value-type="string" table:style-name="ce39">
            <text:p>-</text:p>
          </table:table-cell>
          <table:table-cell office:value-type="float" office:value="43" table:style-name="ce38">
            <text:p>43</text:p>
          </table:table-cell>
          <table:table-cell office:value-type="string" table:style-name="ce39">
            <text:p>-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office:value-type="float" office:value="409" table:style-name="ce38">
            <text:p>409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41"/>
        </table:table-row>
        <table:table-row table:style-name="ro7">
          <table:table-cell office:value-type="string" table:style-name="ce42">
            <text:p>Total España</text:p>
          </table:table-cell>
          <table:table-cell office:value-type="float" office:value="2910097" table:style-name="ce43">
            <text:p>2.910.097</text:p>
          </table:table-cell>
          <table:table-cell office:value-type="percentage" office:value="1" table:style-name="ce44">
            <text:p>100,0%</text:p>
          </table:table-cell>
          <table:table-cell office:value-type="float" office:value="3876905" table:style-name="ce43">
            <text:p>3.876.905</text:p>
          </table:table-cell>
          <table:table-cell office:value-type="percentage" office:value="0.9790052890813109" table:style-name="ce44">
            <text:p>97,9%</text:p>
          </table:table-cell>
          <table:table-cell office:value-type="float" office:value="4931520" table:style-name="ce43">
            <text:p>4.931.520</text:p>
          </table:table-cell>
          <table:table-cell office:value-type="percentage" office:value="0.92402715690091752" table:style-name="ce44">
            <text:p>92,4%</text:p>
          </table:table-cell>
          <table:table-cell office:value-type="float" office:value="5743574" table:style-name="ce43">
            <text:p>5.743.574</text:p>
          </table:table-cell>
          <table:table-cell office:value-type="percentage" office:value="0.81662506934861079" table:style-name="ce44">
            <text:p>81,7%</text:p>
          </table:table-cell>
          <table:table-cell office:value-type="float" office:value="2111805" table:style-name="ce43">
            <text:p>2.111.805</text:p>
          </table:table-cell>
          <table:table-cell office:value-type="percentage" office:value="0.26759698150103078" table:style-name="ce44">
            <text:p>26,8%</text:p>
          </table:table-cell>
          <table:table-cell office:value-type="float" office:value="1141955" table:style-name="ce43">
            <text:p>1.141.955</text:p>
          </table:table-cell>
          <table:table-cell office:value-type="percentage" office:value="0.12955596629869204" table:style-name="ce44">
            <text:p>13,0%</text:p>
          </table:table-cell>
          <table:table-cell office:value-type="float" office:value="244476" table:style-name="ce43">
            <text:p>244.476</text:p>
          </table:table-cell>
          <table:table-cell office:value-type="percentage" office:value="7.3853147404509378E-2" table:style-name="ce44">
            <text:p>7,4%</text:p>
          </table:table-cell>
          <table:table-cell office:value-type="float" office:value="3287" table:style-name="ce43">
            <text:p>3.287</text:p>
          </table:table-cell>
          <table:table-cell office:value-type="percentage" office:value="3.4634671128677234E-3" table:style-name="ce44">
            <text:p>0,3%</text:p>
          </table:table-cell>
          <table:table-cell office:value-type="float" office:value="20963619" table:style-name="ce43">
            <text:p>20.963.619</text:p>
          </table:table-cell>
          <table:table-cell office:value-type="float" office:value="40129822" table:style-name="ce43">
            <text:p>40.129.822</text:p>
          </table:table-cell>
          <table:table-cell office:value-type="percentage" office:value="0.52239501585628767" table:style-name="ce44">
            <text:p>52,2%</text:p>
          </table:table-cell>
          <table:table-cell table:number-columns-repeated="16364"/>
        </table:table-row>
        <table:table-row table:style-name="ro4">
          <table:table-cell table:number-columns-repeated="16384"/>
        </table:table-row>
        <table:table-row table:style-name="ro8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4">
          <table:table-cell table:number-columns-repeated="16384"/>
        </table:table-row>
      </table:table>
      <table:table table:name="Etarios_con_pauta_completa" table:style-name="ta1">
        <table:table-column table:style-name="co6" table:default-cell-style-name="ce21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41"/>
        <table:table-column table:style-name="co3" table:default-cell-style-name="ce45"/>
        <table:table-column table:style-name="co3" table:default-cell-style-name="ce21"/>
        <table:table-column table:style-name="co3" table:default-cell-style-name="ce45"/>
        <table:table-column table:style-name="co3" table:number-columns-repeated="2" table:default-cell-style-name="ce21"/>
        <table:table-column table:style-name="co3" table:default-cell-style-name="ce45"/>
        <table:table-column table:style-name="co3" table:number-columns-repeated="16366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5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8-24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6-17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4">
          <table:table-cell office:value-type="string" table:style-name="ce34">
            <text:p>Andalucía</text:p>
          </table:table-cell>
          <table:table-cell office:value-type="float" office:value="421897" table:style-name="ce35">
            <text:p>421.897</text:p>
          </table:table-cell>
          <table:table-cell office:value-type="percentage" office:value="1" table:style-name="ce36">
            <text:p>100,0%</text:p>
          </table:table-cell>
          <table:table-cell office:value-type="float" office:value="627561" table:style-name="ce35">
            <text:p>627.561</text:p>
          </table:table-cell>
          <table:table-cell office:value-type="percentage" office:value="0.9649128741460774" table:style-name="ce36">
            <text:p>96,5%</text:p>
          </table:table-cell>
          <table:table-cell office:value-type="float" office:value="215704" table:style-name="ce35">
            <text:p>215.704</text:p>
          </table:table-cell>
          <table:table-cell office:value-type="percentage" office:value="0.23544693155137766" table:style-name="ce36">
            <text:p>23,5%</text:p>
          </table:table-cell>
          <table:table-cell office:value-type="float" office:value="480290" table:style-name="ce35">
            <text:p>480.290</text:p>
          </table:table-cell>
          <table:table-cell office:value-type="percentage" office:value="0.37966958651279309" table:style-name="ce36">
            <text:p>38,0%</text:p>
          </table:table-cell>
          <table:table-cell office:value-type="float" office:value="160276" table:style-name="ce35">
            <text:p>160.276</text:p>
          </table:table-cell>
          <table:table-cell office:value-type="percentage" office:value="0.11571321927292627" table:style-name="ce36">
            <text:p>11,6%</text:p>
          </table:table-cell>
          <table:table-cell office:value-type="float" office:value="149364" table:style-name="ce35">
            <text:p>149.364</text:p>
          </table:table-cell>
          <table:table-cell office:value-type="percentage" office:value="9.1957787728249113E-2" table:style-name="ce36">
            <text:p>9,2%</text:p>
          </table:table-cell>
          <table:table-cell office:value-type="float" office:value="23892" table:style-name="ce35">
            <text:p>23.892</text:p>
          </table:table-cell>
          <table:table-cell office:value-type="percentage" office:value="3.8175525608536286E-2" table:style-name="ce36">
            <text:p>3,8%</text:p>
          </table:table-cell>
          <table:table-cell office:value-type="float" office:value="462" table:style-name="ce35">
            <text:p>462</text:p>
          </table:table-cell>
          <table:table-cell office:value-type="percentage" office:value="2.5395638766277668E-3" table:style-name="ce36">
            <text:p>0,3%</text:p>
          </table:table-cell>
          <table:table-cell office:value-type="float" office:value="2079446" table:style-name="ce35">
            <text:p>2.079.446</text:p>
          </table:table-cell>
          <table:table-cell office:value-type="float" office:value="7062213" table:style-name="ce35">
            <text:p>7.062.213</text:p>
          </table:table-cell>
          <table:table-cell office:value-type="percentage" office:value="0.29444679734241946" table:style-name="ce36">
            <text:p>29,4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ragón</text:p>
          </table:table-cell>
          <table:table-cell office:value-type="float" office:value="98529" table:style-name="ce38">
            <text:p>98.529</text:p>
          </table:table-cell>
          <table:table-cell office:value-type="percentage" office:value="0.99718643415952313" table:style-name="ce39">
            <text:p>99,7%</text:p>
          </table:table-cell>
          <table:table-cell office:value-type="float" office:value="114783" table:style-name="ce38">
            <text:p>114.783</text:p>
          </table:table-cell>
          <table:table-cell office:value-type="percentage" office:value="0.96492791391702748" table:style-name="ce39">
            <text:p>96,5%</text:p>
          </table:table-cell>
          <table:table-cell office:value-type="float" office:value="46657" table:style-name="ce38">
            <text:p>46.657</text:p>
          </table:table-cell>
          <table:table-cell office:value-type="percentage" office:value="0.29838137202862497" table:style-name="ce39">
            <text:p>29,8%</text:p>
          </table:table-cell>
          <table:table-cell office:value-type="float" office:value="61795" table:style-name="ce38">
            <text:p>61.795</text:p>
          </table:table-cell>
          <table:table-cell office:value-type="percentage" office:value="0.31167724168541255" table:style-name="ce39">
            <text:p>31,2%</text:p>
          </table:table-cell>
          <table:table-cell office:value-type="float" office:value="27688" table:style-name="ce38">
            <text:p>27.688</text:p>
          </table:table-cell>
          <table:table-cell office:value-type="percentage" office:value="0.12881554644719762" table:style-name="ce39">
            <text:p>12,9%</text:p>
          </table:table-cell>
          <table:table-cell office:value-type="float" office:value="21922" table:style-name="ce38">
            <text:p>21.922</text:p>
          </table:table-cell>
          <table:table-cell office:value-type="percentage" office:value="9.4842952323267282E-2" table:style-name="ce39">
            <text:p>9,5%</text:p>
          </table:table-cell>
          <table:table-cell office:value-type="float" office:value="5651" table:style-name="ce38">
            <text:p>5.651</text:p>
          </table:table-cell>
          <table:table-cell office:value-type="percentage" office:value="6.3366225611123567E-2" table:style-name="ce39">
            <text:p>6,3%</text:p>
          </table:table-cell>
          <table:table-cell office:value-type="float" office:value="55" table:style-name="ce38">
            <text:p>55</text:p>
          </table:table-cell>
          <table:table-cell office:value-type="percentage" office:value="2.1907113837329722E-3" table:style-name="ce39">
            <text:p>0,2%</text:p>
          </table:table-cell>
          <table:table-cell office:value-type="float" office:value="377080" table:style-name="ce38">
            <text:p>377.080</text:p>
          </table:table-cell>
          <table:table-cell office:value-type="float" office:value="1132764" table:style-name="ce38">
            <text:p>1.132.764</text:p>
          </table:table-cell>
          <table:table-cell office:value-type="percentage" office:value="0.33288487275372453" table:style-name="ce39">
            <text:p>33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sturias<text:s/></text:p>
          </table:table-cell>
          <table:table-cell office:value-type="float" office:value="86784" table:style-name="ce38">
            <text:p>86.784</text:p>
          </table:table-cell>
          <table:table-cell office:value-type="percentage" office:value="0.98813563181745723" table:style-name="ce39">
            <text:p>98,8%</text:p>
          </table:table-cell>
          <table:table-cell office:value-type="float" office:value="109959" table:style-name="ce38">
            <text:p>109.959</text:p>
          </table:table-cell>
          <table:table-cell office:value-type="percentage" office:value="1" table:style-name="ce39">
            <text:p>100,0%</text:p>
          </table:table-cell>
          <table:table-cell office:value-type="float" office:value="32723" table:style-name="ce38">
            <text:p>32.723</text:p>
          </table:table-cell>
          <table:table-cell office:value-type="percentage" office:value="0.21866062598561997" table:style-name="ce39">
            <text:p>21,9%</text:p>
          </table:table-cell>
          <table:table-cell office:value-type="float" office:value="66401" table:style-name="ce38">
            <text:p>66.401</text:p>
          </table:table-cell>
          <table:table-cell office:value-type="percentage" office:value="0.40825724737926156" table:style-name="ce39">
            <text:p>40,8%</text:p>
          </table:table-cell>
          <table:table-cell office:value-type="float" office:value="23676" table:style-name="ce38">
            <text:p>23.676</text:p>
          </table:table-cell>
          <table:table-cell office:value-type="percentage" office:value="0.14177839789691785" table:style-name="ce39">
            <text:p>14,2%</text:p>
          </table:table-cell>
          <table:table-cell office:value-type="float" office:value="18992" table:style-name="ce38">
            <text:p>18.992</text:p>
          </table:table-cell>
          <table:table-cell office:value-type="percentage" office:value="0.12244845327590875" table:style-name="ce39">
            <text:p>12,2%</text:p>
          </table:table-cell>
          <table:table-cell office:value-type="float" office:value="4391" table:style-name="ce38">
            <text:p>4.391</text:p>
          </table:table-cell>
          <table:table-cell office:value-type="percentage" office:value="8.1046161797006216E-2" table:style-name="ce39">
            <text:p>8,1%</text:p>
          </table:table-cell>
          <table:table-cell office:value-type="float" office:value="41" table:style-name="ce38">
            <text:p>41</text:p>
          </table:table-cell>
          <table:table-cell office:value-type="percentage" office:value="2.634453511533766E-3" table:style-name="ce39">
            <text:p>0,3%</text:p>
          </table:table-cell>
          <table:table-cell office:value-type="float" office:value="342967" table:style-name="ce38">
            <text:p>342.967</text:p>
          </table:table-cell>
          <table:table-cell office:value-type="float" office:value="901209" table:style-name="ce38">
            <text:p>901.209</text:p>
          </table:table-cell>
          <table:table-cell office:value-type="percentage" office:value="0.38056322118398728" table:style-name="ce39">
            <text:p>38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Baleares</text:p>
          </table:table-cell>
          <table:table-cell office:value-type="float" office:value="49508" table:style-name="ce38">
            <text:p>49.508</text:p>
          </table:table-cell>
          <table:table-cell office:value-type="percentage" office:value="0.99931371361672927" table:style-name="ce39">
            <text:p>99,9%</text:p>
          </table:table-cell>
          <table:table-cell office:value-type="float" office:value="74636" table:style-name="ce38">
            <text:p>74.636</text:p>
          </table:table-cell>
          <table:table-cell office:value-type="percentage" office:value="0.92697103681255899" table:style-name="ce39">
            <text:p>92,7%</text:p>
          </table:table-cell>
          <table:table-cell office:value-type="float" office:value="11259" table:style-name="ce38">
            <text:p>11.259</text:p>
          </table:table-cell>
          <table:table-cell office:value-type="percentage" office:value="9.6041149525296216E-2" table:style-name="ce39">
            <text:p>9,6%</text:p>
          </table:table-cell>
          <table:table-cell office:value-type="float" office:value="56737" table:style-name="ce38">
            <text:p>56.737</text:p>
          </table:table-cell>
          <table:table-cell office:value-type="percentage" office:value="0.34220763946271643" table:style-name="ce39">
            <text:p>34,2%</text:p>
          </table:table-cell>
          <table:table-cell office:value-type="float" office:value="23164" table:style-name="ce38">
            <text:p>23.164</text:p>
          </table:table-cell>
          <table:table-cell office:value-type="percentage" office:value="0.11235279281376714" table:style-name="ce39">
            <text:p>11,2%</text:p>
          </table:table-cell>
          <table:table-cell office:value-type="float" office:value="19342" table:style-name="ce38">
            <text:p>19.342</text:p>
          </table:table-cell>
          <table:table-cell office:value-type="percentage" office:value="7.5003296081153401E-2" table:style-name="ce39">
            <text:p>7,5%</text:p>
          </table:table-cell>
          <table:table-cell office:value-type="float" office:value="2997" table:style-name="ce38">
            <text:p>2.997</text:p>
          </table:table-cell>
          <table:table-cell office:value-type="percentage" office:value="3.4914199839233911E-2" table:style-name="ce39">
            <text:p>3,5%</text:p>
          </table:table-cell>
          <table:table-cell office:value-type="float" office:value="40" table:style-name="ce38">
            <text:p>40</text:p>
          </table:table-cell>
          <table:table-cell office:value-type="percentage" office:value="1.7167381974248926E-3" table:style-name="ce39">
            <text:p>0,2%</text:p>
          </table:table-cell>
          <table:table-cell office:value-type="float" office:value="237683" table:style-name="ce38">
            <text:p>237.683</text:p>
          </table:table-cell>
          <table:table-cell office:value-type="float" office:value="986279" table:style-name="ce38">
            <text:p>986.279</text:p>
          </table:table-cell>
          <table:table-cell office:value-type="percentage" office:value="0.24098961855620976" table:style-name="ce39">
            <text:p>24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arias</text:p>
          </table:table-cell>
          <table:table-cell office:value-type="float" office:value="87934" table:style-name="ce38">
            <text:p>87.934</text:p>
          </table:table-cell>
          <table:table-cell office:value-type="percentage" office:value="0.97448911742541777" table:style-name="ce39">
            <text:p>97,4%</text:p>
          </table:table-cell>
          <table:table-cell office:value-type="float" office:value="140292" table:style-name="ce38">
            <text:p>140.292</text:p>
          </table:table-cell>
          <table:table-cell office:value-type="percentage" office:value="0.9078566760067559" table:style-name="ce39">
            <text:p>90,8%</text:p>
          </table:table-cell>
          <table:table-cell office:value-type="float" office:value="42956" table:style-name="ce38">
            <text:p>42.956</text:p>
          </table:table-cell>
          <table:table-cell office:value-type="percentage" office:value="0.18271995644258418" table:style-name="ce39">
            <text:p>18,3%</text:p>
          </table:table-cell>
          <table:table-cell office:value-type="float" office:value="125084" table:style-name="ce38">
            <text:p>125.084</text:p>
          </table:table-cell>
          <table:table-cell office:value-type="percentage" office:value="0.35686082074222852" table:style-name="ce39">
            <text:p>35,7%</text:p>
          </table:table-cell>
          <table:table-cell office:value-type="float" office:value="45963" table:style-name="ce38">
            <text:p>45.963</text:p>
          </table:table-cell>
          <table:table-cell office:value-type="percentage" office:value="0.11848454851981316" table:style-name="ce39">
            <text:p>11,8%</text:p>
          </table:table-cell>
          <table:table-cell office:value-type="float" office:value="30242" table:style-name="ce38">
            <text:p>30.242</text:p>
          </table:table-cell>
          <table:table-cell office:value-type="percentage" office:value="6.8037985362901496E-2" table:style-name="ce39">
            <text:p>6,8%</text:p>
          </table:table-cell>
          <table:table-cell office:value-type="float" office:value="4888" table:style-name="ce38">
            <text:p>4.888</text:p>
          </table:table-cell>
          <table:table-cell office:value-type="percentage" office:value="2.9823244803201972E-2" table:style-name="ce39">
            <text:p>3,0%</text:p>
          </table:table-cell>
          <table:table-cell office:value-type="float" office:value="68" table:style-name="ce38">
            <text:p>68</text:p>
          </table:table-cell>
          <table:table-cell office:value-type="percentage" office:value="1.5331890331890332E-3" table:style-name="ce39">
            <text:p>0,2%</text:p>
          </table:table-cell>
          <table:table-cell office:value-type="float" office:value="477427" table:style-name="ce38">
            <text:p>477.427</text:p>
          </table:table-cell>
          <table:table-cell office:value-type="float" office:value="1871033" table:style-name="ce38">
            <text:p>1.871.033</text:p>
          </table:table-cell>
          <table:table-cell office:value-type="percentage" office:value="0.25516759993009208" table:style-name="ce39">
            <text:p>25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tabria</text:p>
          </table:table-cell>
          <table:table-cell office:value-type="float" office:value="41498" table:style-name="ce38">
            <text:p>41.498</text:p>
          </table:table-cell>
          <table:table-cell office:value-type="percentage" office:value="1" table:style-name="ce39">
            <text:p>100,0%</text:p>
          </table:table-cell>
          <table:table-cell office:value-type="float" office:value="54642" table:style-name="ce38">
            <text:p>54.642</text:p>
          </table:table-cell>
          <table:table-cell office:value-type="percentage" office:value="1" table:style-name="ce39">
            <text:p>100,0%</text:p>
          </table:table-cell>
          <table:table-cell office:value-type="float" office:value="23115" table:style-name="ce38">
            <text:p>23.115</text:p>
          </table:table-cell>
          <table:table-cell office:value-type="percentage" office:value="0.29885577606826558" table:style-name="ce39">
            <text:p>29,9%</text:p>
          </table:table-cell>
          <table:table-cell office:value-type="float" office:value="20869" table:style-name="ce38">
            <text:p>20.869</text:p>
          </table:table-cell>
          <table:table-cell office:value-type="percentage" office:value="0.23197056600417945" table:style-name="ce39">
            <text:p>23,2%</text:p>
          </table:table-cell>
          <table:table-cell office:value-type="float" office:value="9155" table:style-name="ce38">
            <text:p>9.155</text:p>
          </table:table-cell>
          <table:table-cell office:value-type="percentage" office:value="9.3639088054495806E-2" table:style-name="ce39">
            <text:p>9,4%</text:p>
          </table:table-cell>
          <table:table-cell office:value-type="float" office:value="7285" table:style-name="ce38">
            <text:p>7.285</text:p>
          </table:table-cell>
          <table:table-cell office:value-type="percentage" office:value="7.5514138817480717E-2" table:style-name="ce39">
            <text:p>7,6%</text:p>
          </table:table-cell>
          <table:table-cell office:value-type="float" office:value="844" table:style-name="ce38">
            <text:p>844</text:p>
          </table:table-cell>
          <table:table-cell office:value-type="percentage" office:value="2.4159152712179763E-2" table:style-name="ce39">
            <text:p>2,4%</text:p>
          </table:table-cell>
          <table:table-cell office:value-type="float" office:value="7" table:style-name="ce38">
            <text:p>7</text:p>
          </table:table-cell>
          <table:table-cell office:value-type="percentage" office:value="6.4868872208321746E-4" table:style-name="ce39">
            <text:p>0,1%</text:p>
          </table:table-cell>
          <table:table-cell office:value-type="float" office:value="157415" table:style-name="ce38">
            <text:p>157.415</text:p>
          </table:table-cell>
          <table:table-cell office:value-type="float" office:value="501384" table:style-name="ce38">
            <text:p>501.384</text:p>
          </table:table-cell>
          <table:table-cell office:value-type="percentage" office:value="0.31396095607358832" table:style-name="ce39">
            <text:p>31,4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y Leon</text:p>
          </table:table-cell>
          <table:table-cell office:value-type="float" office:value="224853" table:style-name="ce38">
            <text:p>224.853</text:p>
          </table:table-cell>
          <table:table-cell office:value-type="percentage" office:value="1" table:style-name="ce39">
            <text:p>100,0%</text:p>
          </table:table-cell>
          <table:table-cell office:value-type="float" office:value="244619" table:style-name="ce38">
            <text:p>244.619</text:p>
          </table:table-cell>
          <table:table-cell office:value-type="percentage" office:value="0.99677682246037247" table:style-name="ce39">
            <text:p>99,7%</text:p>
          </table:table-cell>
          <table:table-cell office:value-type="float" office:value="117282" table:style-name="ce38">
            <text:p>117.282</text:p>
          </table:table-cell>
          <table:table-cell office:value-type="percentage" office:value="0.36814564859138349" table:style-name="ce39">
            <text:p>36,8%</text:p>
          </table:table-cell>
          <table:table-cell office:value-type="float" office:value="97638" table:style-name="ce38">
            <text:p>97.638</text:p>
          </table:table-cell>
          <table:table-cell office:value-type="percentage" office:value="0.25615006230733917" table:style-name="ce39">
            <text:p>25,6%</text:p>
          </table:table-cell>
          <table:table-cell office:value-type="float" office:value="41146" table:style-name="ce38">
            <text:p>41.146</text:p>
          </table:table-cell>
          <table:table-cell office:value-type="percentage" office:value="0.11325470334842626" table:style-name="ce39">
            <text:p>11,3%</text:p>
          </table:table-cell>
          <table:table-cell office:value-type="float" office:value="35509" table:style-name="ce38">
            <text:p>35.509</text:p>
          </table:table-cell>
          <table:table-cell office:value-type="percentage" office:value="9.4528078371867053E-2" table:style-name="ce39">
            <text:p>9,5%</text:p>
          </table:table-cell>
          <table:table-cell office:value-type="float" office:value="6575" table:style-name="ce38">
            <text:p>6.575</text:p>
          </table:table-cell>
          <table:table-cell office:value-type="percentage" office:value="4.5526304856600794E-2" table:style-name="ce39">
            <text:p>4,6%</text:p>
          </table:table-cell>
          <table:table-cell office:value-type="float" office:value="113" table:style-name="ce38">
            <text:p>113</text:p>
          </table:table-cell>
          <table:table-cell office:value-type="percentage" office:value="2.7775046701405959E-3" table:style-name="ce39">
            <text:p>0,3%</text:p>
          </table:table-cell>
          <table:table-cell office:value-type="float" office:value="767735" table:style-name="ce38">
            <text:p>767.735</text:p>
          </table:table-cell>
          <table:table-cell office:value-type="float" office:value="2092873" table:style-name="ce38">
            <text:p>2.092.873</text:p>
          </table:table-cell>
          <table:table-cell office:value-type="percentage" office:value="0.36683305675977473" table:style-name="ce39">
            <text:p>36,7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- La Mancha</text:p>
          </table:table-cell>
          <table:table-cell office:value-type="float" office:value="134723" table:style-name="ce38">
            <text:p>134.723</text:p>
          </table:table-cell>
          <table:table-cell office:value-type="percentage" office:value="0.99651611757918246" table:style-name="ce39">
            <text:p>99,7%</text:p>
          </table:table-cell>
          <table:table-cell office:value-type="float" office:value="154091" table:style-name="ce38">
            <text:p>154.091</text:p>
          </table:table-cell>
          <table:table-cell office:value-type="percentage" office:value="0.96851056875821018" table:style-name="ce39">
            <text:p>96,9%</text:p>
          </table:table-cell>
          <table:table-cell office:value-type="float" office:value="52341" table:style-name="ce38">
            <text:p>52.341</text:p>
          </table:table-cell>
          <table:table-cell office:value-type="percentage" office:value="0.23960832066799728" table:style-name="ce39">
            <text:p>24,0%</text:p>
          </table:table-cell>
          <table:table-cell office:value-type="float" office:value="119832" table:style-name="ce38">
            <text:p>119.832</text:p>
          </table:table-cell>
          <table:table-cell office:value-type="percentage" office:value="0.38972544377158691" table:style-name="ce39">
            <text:p>39,0%</text:p>
          </table:table-cell>
          <table:table-cell office:value-type="float" office:value="34114" table:style-name="ce38">
            <text:p>34.114</text:p>
          </table:table-cell>
          <table:table-cell office:value-type="percentage" office:value="0.10318658217510322" table:style-name="ce39">
            <text:p>10,3%</text:p>
          </table:table-cell>
          <table:table-cell office:value-type="float" office:value="22149" table:style-name="ce38">
            <text:p>22.149</text:p>
          </table:table-cell>
          <table:table-cell office:value-type="percentage" office:value="5.8710173355245719E-2" table:style-name="ce39">
            <text:p>5,9%</text:p>
          </table:table-cell>
          <table:table-cell office:value-type="float" office:value="4806" table:style-name="ce38">
            <text:p>4.806</text:p>
          </table:table-cell>
          <table:table-cell office:value-type="percentage" office:value="3.2143287095868056E-2" table:style-name="ce39">
            <text:p>3,2%</text:p>
          </table:table-cell>
          <table:table-cell office:value-type="float" office:value="103" table:style-name="ce38">
            <text:p>103</text:p>
          </table:table-cell>
          <table:table-cell office:value-type="percentage" office:value="2.4313096024926825E-3" table:style-name="ce39">
            <text:p>0,2%</text:p>
          </table:table-cell>
          <table:table-cell office:value-type="float" office:value="522159" table:style-name="ce38">
            <text:p>522.159</text:p>
          </table:table-cell>
          <table:table-cell office:value-type="float" office:value="1719964" table:style-name="ce38">
            <text:p>1.719.964</text:p>
          </table:table-cell>
          <table:table-cell office:value-type="percentage" office:value="0.30358716810351843" table:style-name="ce39">
            <text:p>30,4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taluña</text:p>
          </table:table-cell>
          <table:table-cell office:value-type="float" office:value="444907" table:style-name="ce38">
            <text:p>444.907</text:p>
          </table:table-cell>
          <table:table-cell office:value-type="percentage" office:value="0.99488143901108239" table:style-name="ce39">
            <text:p>99,5%</text:p>
          </table:table-cell>
          <table:table-cell office:value-type="float" office:value="588321" table:style-name="ce38">
            <text:p>588.321</text:p>
          </table:table-cell>
          <table:table-cell office:value-type="percentage" office:value="0.92606392021306738" table:style-name="ce39">
            <text:p>92,6%</text:p>
          </table:table-cell>
          <table:table-cell office:value-type="float" office:value="92749" table:style-name="ce38">
            <text:p>92.749</text:p>
          </table:table-cell>
          <table:table-cell office:value-type="percentage" office:value="0.11073396817513229" table:style-name="ce39">
            <text:p>11,1%</text:p>
          </table:table-cell>
          <table:table-cell office:value-type="float" office:value="423971" table:style-name="ce38">
            <text:p>423.971</text:p>
          </table:table-cell>
          <table:table-cell office:value-type="percentage" office:value="0.38833006649691332" table:style-name="ce39">
            <text:p>38,8%</text:p>
          </table:table-cell>
          <table:table-cell office:value-type="float" office:value="150714" table:style-name="ce38">
            <text:p>150.714</text:p>
          </table:table-cell>
          <table:table-cell office:value-type="percentage" office:value="0.1144586502424521" table:style-name="ce39">
            <text:p>11,4%</text:p>
          </table:table-cell>
          <table:table-cell office:value-type="float" office:value="142422" table:style-name="ce38">
            <text:p>142.422</text:p>
          </table:table-cell>
          <table:table-cell office:value-type="percentage" office:value="9.5786386310581076E-2" table:style-name="ce39">
            <text:p>9,6%</text:p>
          </table:table-cell>
          <table:table-cell office:value-type="float" office:value="36128" table:style-name="ce38">
            <text:p>36.128</text:p>
          </table:table-cell>
          <table:table-cell office:value-type="percentage" office:value="6.4941508063762324E-2" table:style-name="ce39">
            <text:p>6,5%</text:p>
          </table:table-cell>
          <table:table-cell office:value-type="float" office:value="615" table:style-name="ce38">
            <text:p>615</text:p>
          </table:table-cell>
          <table:table-cell office:value-type="percentage" office:value="3.8470199669719263E-3" table:style-name="ce39">
            <text:p>0,4%</text:p>
          </table:table-cell>
          <table:table-cell office:value-type="float" office:value="1879827" table:style-name="ce38">
            <text:p>1.879.827</text:p>
          </table:table-cell>
          <table:table-cell office:value-type="float" office:value="6531658" table:style-name="ce38">
            <text:p>6.531.658</text:p>
          </table:table-cell>
          <table:table-cell office:value-type="percentage" office:value="0.28780242321321786" table:style-name="ce39">
            <text:p>28,8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. Valenciana</text:p>
          </table:table-cell>
          <table:table-cell office:value-type="float" office:value="288625" table:style-name="ce38">
            <text:p>288.625</text:p>
          </table:table-cell>
          <table:table-cell office:value-type="percentage" office:value="1" table:style-name="ce39">
            <text:p>100,0%</text:p>
          </table:table-cell>
          <table:table-cell office:value-type="float" office:value="413556" table:style-name="ce38">
            <text:p>413.556</text:p>
          </table:table-cell>
          <table:table-cell office:value-type="percentage" office:value="0.94448935966126313" table:style-name="ce39">
            <text:p>94,4%</text:p>
          </table:table-cell>
          <table:table-cell office:value-type="float" office:value="200939" table:style-name="ce38">
            <text:p>200.939</text:p>
          </table:table-cell>
          <table:table-cell office:value-type="percentage" office:value="0.34601224669724895" table:style-name="ce39">
            <text:p>34,6%</text:p>
          </table:table-cell>
          <table:table-cell office:value-type="float" office:value="213603" table:style-name="ce38">
            <text:p>213.603</text:p>
          </table:table-cell>
          <table:table-cell office:value-type="percentage" office:value="0.2839204395919897" table:style-name="ce39">
            <text:p>28,4%</text:p>
          </table:table-cell>
          <table:table-cell office:value-type="float" office:value="61028" table:style-name="ce38">
            <text:p>61.028</text:p>
          </table:table-cell>
          <table:table-cell office:value-type="percentage" office:value="7.1663762288806318E-2" table:style-name="ce39">
            <text:p>7,2%</text:p>
          </table:table-cell>
          <table:table-cell office:value-type="float" office:value="51476" table:style-name="ce38">
            <text:p>51.476</text:p>
          </table:table-cell>
          <table:table-cell office:value-type="percentage" office:value="5.6296131035380295E-2" table:style-name="ce39">
            <text:p>5,6%</text:p>
          </table:table-cell>
          <table:table-cell office:value-type="float" office:value="8916" table:style-name="ce38">
            <text:p>8.916</text:p>
          </table:table-cell>
          <table:table-cell office:value-type="percentage" office:value="2.5269673557536971E-2" table:style-name="ce39">
            <text:p>2,5%</text:p>
          </table:table-cell>
          <table:table-cell office:value-type="float" office:value="153" table:style-name="ce38">
            <text:p>153</text:p>
          </table:table-cell>
          <table:table-cell office:value-type="percentage" office:value="1.4847305650709857E-3" table:style-name="ce39">
            <text:p>0,1%</text:p>
          </table:table-cell>
          <table:table-cell office:value-type="float" office:value="1238296" table:style-name="ce38">
            <text:p>1.238.296</text:p>
          </table:table-cell>
          <table:table-cell office:value-type="float" office:value="4269305" table:style-name="ce38">
            <text:p>4.269.305</text:p>
          </table:table-cell>
          <table:table-cell office:value-type="percentage" office:value="0.29004627216842088" table:style-name="ce39">
            <text:p>29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Extremadura</text:p>
          </table:table-cell>
          <table:table-cell office:value-type="float" office:value="76517" table:style-name="ce38">
            <text:p>76.517</text:p>
          </table:table-cell>
          <table:table-cell office:value-type="percentage" office:value="1" table:style-name="ce39">
            <text:p>100,0%</text:p>
          </table:table-cell>
          <table:table-cell office:value-type="float" office:value="90531" table:style-name="ce38">
            <text:p>90.531</text:p>
          </table:table-cell>
          <table:table-cell office:value-type="percentage" office:value="0.98536070355696814" table:style-name="ce39">
            <text:p>98,5%</text:p>
          </table:table-cell>
          <table:table-cell office:value-type="float" office:value="51668" table:style-name="ce38">
            <text:p>51.668</text:p>
          </table:table-cell>
          <table:table-cell office:value-type="percentage" office:value="0.41236422260708555" table:style-name="ce39">
            <text:p>41,2%</text:p>
          </table:table-cell>
          <table:table-cell office:value-type="float" office:value="62523" table:style-name="ce38">
            <text:p>62.523</text:p>
          </table:table-cell>
          <table:table-cell office:value-type="percentage" office:value="0.36948633698940997" table:style-name="ce39">
            <text:p>36,9%</text:p>
          </table:table-cell>
          <table:table-cell office:value-type="float" office:value="17696" table:style-name="ce38">
            <text:p>17.696</text:p>
          </table:table-cell>
          <table:table-cell office:value-type="percentage" office:value="0.11095088216484633" table:style-name="ce39">
            <text:p>11,1%</text:p>
          </table:table-cell>
          <table:table-cell office:value-type="float" office:value="14147" table:style-name="ce38">
            <text:p>14.147</text:p>
          </table:table-cell>
          <table:table-cell office:value-type="percentage" office:value="7.3573464250795695E-2" table:style-name="ce39">
            <text:p>7,4%</text:p>
          </table:table-cell>
          <table:table-cell office:value-type="float" office:value="1653" table:style-name="ce38">
            <text:p>1.653</text:p>
          </table:table-cell>
          <table:table-cell office:value-type="percentage" office:value="2.1724844916412574E-2" table:style-name="ce39">
            <text:p>2,2%</text:p>
          </table:table-cell>
          <table:table-cell office:value-type="float" office:value="66" table:style-name="ce38">
            <text:p>66</text:p>
          </table:table-cell>
          <table:table-cell office:value-type="percentage" office:value="3.1499069345678424E-3" table:style-name="ce39">
            <text:p>0,3%</text:p>
          </table:table-cell>
          <table:table-cell office:value-type="float" office:value="314801" table:style-name="ce38">
            <text:p>314.801</text:p>
          </table:table-cell>
          <table:table-cell office:value-type="float" office:value="911213" table:style-name="ce38">
            <text:p>911.213</text:p>
          </table:table-cell>
          <table:table-cell office:value-type="percentage" office:value="0.34547465850465259" table:style-name="ce39">
            <text:p>34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Galicia</text:p>
          </table:table-cell>
          <table:table-cell office:value-type="float" office:value="237786" table:style-name="ce38">
            <text:p>237.786</text:p>
          </table:table-cell>
          <table:table-cell office:value-type="percentage" office:value="1" table:style-name="ce39">
            <text:p>100,0%</text:p>
          </table:table-cell>
          <table:table-cell office:value-type="float" office:value="282587" table:style-name="ce38">
            <text:p>282.587</text:p>
          </table:table-cell>
          <table:table-cell office:value-type="percentage" office:value="0.97523829901781467" table:style-name="ce39">
            <text:p>97,5%</text:p>
          </table:table-cell>
          <table:table-cell office:value-type="float" office:value="111832" table:style-name="ce38">
            <text:p>111.832</text:p>
          </table:table-cell>
          <table:table-cell office:value-type="percentage" office:value="0.32235023506386068" table:style-name="ce39">
            <text:p>32,2%</text:p>
          </table:table-cell>
          <table:table-cell office:value-type="float" office:value="165646" table:style-name="ce38">
            <text:p>165.646</text:p>
          </table:table-cell>
          <table:table-cell office:value-type="percentage" office:value="0.40810664984761846" table:style-name="ce39">
            <text:p>40,8%</text:p>
          </table:table-cell>
          <table:table-cell office:value-type="float" office:value="38434" table:style-name="ce38">
            <text:p>38.434</text:p>
          </table:table-cell>
          <table:table-cell office:value-type="percentage" office:value="8.6715205281338206E-2" table:style-name="ce39">
            <text:p>8,7%</text:p>
          </table:table-cell>
          <table:table-cell office:value-type="float" office:value="30386" table:style-name="ce38">
            <text:p>30.386</text:p>
          </table:table-cell>
          <table:table-cell office:value-type="percentage" office:value="6.8163209453927134E-2" table:style-name="ce39">
            <text:p>6,8%</text:p>
          </table:table-cell>
          <table:table-cell office:value-type="float" office:value="3599" table:style-name="ce38">
            <text:p>3.599</text:p>
          </table:table-cell>
          <table:table-cell office:value-type="percentage" office:value="2.3562146060427509E-2" table:style-name="ce39">
            <text:p>2,4%</text:p>
          </table:table-cell>
          <table:table-cell office:value-type="float" office:value="41" table:style-name="ce38">
            <text:p>41</text:p>
          </table:table-cell>
          <table:table-cell office:value-type="percentage" office:value="9.3152178852183392E-4" table:style-name="ce39">
            <text:p>0,1%</text:p>
          </table:table-cell>
          <table:table-cell office:value-type="float" office:value="870311" table:style-name="ce38">
            <text:p>870.311</text:p>
          </table:table-cell>
          <table:table-cell office:value-type="float" office:value="2362643" table:style-name="ce38">
            <text:p>2.362.643</text:p>
          </table:table-cell>
          <table:table-cell office:value-type="percentage" office:value="0.36836331176567938" table:style-name="ce39">
            <text:p>36,8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La Rioja</text:p>
          </table:table-cell>
          <table:table-cell office:value-type="float" office:value="22964" table:style-name="ce38">
            <text:p>22.964</text:p>
          </table:table-cell>
          <table:table-cell office:value-type="percentage" office:value="1" table:style-name="ce39">
            <text:p>100,0%</text:p>
          </table:table-cell>
          <table:table-cell office:value-type="float" office:value="28041" table:style-name="ce38">
            <text:p>28.041</text:p>
          </table:table-cell>
          <table:table-cell office:value-type="percentage" office:value="0.99701333333333331" table:style-name="ce39">
            <text:p>99,7%</text:p>
          </table:table-cell>
          <table:table-cell office:value-type="float" office:value="16197" table:style-name="ce38">
            <text:p>16.197</text:p>
          </table:table-cell>
          <table:table-cell office:value-type="percentage" office:value="0.42942361737101648" table:style-name="ce39">
            <text:p>42,9%</text:p>
          </table:table-cell>
          <table:table-cell office:value-type="float" office:value="11054" table:style-name="ce38">
            <text:p>11.054</text:p>
          </table:table-cell>
          <table:table-cell office:value-type="percentage" office:value="0.23191507217186977" table:style-name="ce39">
            <text:p>23,2%</text:p>
          </table:table-cell>
          <table:table-cell office:value-type="float" office:value="4444" table:style-name="ce38">
            <text:p>4.444</text:p>
          </table:table-cell>
          <table:table-cell office:value-type="percentage" office:value="8.3932989593366952E-2" table:style-name="ce39">
            <text:p>8,4%</text:p>
          </table:table-cell>
          <table:table-cell office:value-type="float" office:value="3363" table:style-name="ce38">
            <text:p>3.363</text:p>
          </table:table-cell>
          <table:table-cell office:value-type="percentage" office:value="6.1513416619414313E-2" table:style-name="ce39">
            <text:p>6,2%</text:p>
          </table:table-cell>
          <table:table-cell office:value-type="float" office:value="699" table:style-name="ce38">
            <text:p>699</text:p>
          </table:table-cell>
          <table:table-cell office:value-type="percentage" office:value="3.3018422295701462E-2" table:style-name="ce39">
            <text:p>3,3%</text:p>
          </table:table-cell>
          <table:table-cell office:value-type="float" office:value="10" table:style-name="ce38">
            <text:p>10</text:p>
          </table:table-cell>
          <table:table-cell office:value-type="percentage" office:value="1.590836780146357E-3" table:style-name="ce39">
            <text:p>0,2%</text:p>
          </table:table-cell>
          <table:table-cell office:value-type="float" office:value="86772" table:style-name="ce38">
            <text:p>86.772</text:p>
          </table:table-cell>
          <table:table-cell office:value-type="float" office:value="270788" table:style-name="ce38">
            <text:p>270.788</text:p>
          </table:table-cell>
          <table:table-cell office:value-type="percentage" office:value="0.32044256023162032" table:style-name="ce39">
            <text:p>32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adrid</text:p>
          </table:table-cell>
          <table:table-cell office:value-type="float" office:value="364211" table:style-name="ce38">
            <text:p>364.211</text:p>
          </table:table-cell>
          <table:table-cell office:value-type="percentage" office:value="1" table:style-name="ce39">
            <text:p>100,0%</text:p>
          </table:table-cell>
          <table:table-cell office:value-type="float" office:value="484286" table:style-name="ce38">
            <text:p>484.286</text:p>
          </table:table-cell>
          <table:table-cell office:value-type="percentage" office:value="0.92055405916579391" table:style-name="ce39">
            <text:p>92,1%</text:p>
          </table:table-cell>
          <table:table-cell office:value-type="float" office:value="173440" table:style-name="ce38">
            <text:p>173.440</text:p>
          </table:table-cell>
          <table:table-cell office:value-type="percentage" office:value="0.24660077944273115" table:style-name="ce39">
            <text:p>24,7%</text:p>
          </table:table-cell>
          <table:table-cell office:value-type="float" office:value="339886" table:style-name="ce38">
            <text:p>339.886</text:p>
          </table:table-cell>
          <table:table-cell office:value-type="percentage" office:value="0.34939549724861557" table:style-name="ce39">
            <text:p>34,9%</text:p>
          </table:table-cell>
          <table:table-cell office:value-type="float" office:value="113996" table:style-name="ce38">
            <text:p>113.996</text:p>
          </table:table-cell>
          <table:table-cell office:value-type="percentage" office:value="9.7769155493575746E-2" table:style-name="ce39">
            <text:p>9,8%</text:p>
          </table:table-cell>
          <table:table-cell office:value-type="float" office:value="126595" table:style-name="ce38">
            <text:p>126.595</text:p>
          </table:table-cell>
          <table:table-cell office:value-type="percentage" office:value="9.3929510018801482E-2" table:style-name="ce39">
            <text:p>9,4%</text:p>
          </table:table-cell>
          <table:table-cell office:value-type="float" office:value="24066" table:style-name="ce38">
            <text:p>24.066</text:p>
          </table:table-cell>
          <table:table-cell office:value-type="percentage" office:value="5.0167182249497622E-2" table:style-name="ce39">
            <text:p>5,0%</text:p>
          </table:table-cell>
          <table:table-cell office:value-type="float" office:value="381" table:style-name="ce38">
            <text:p>381</text:p>
          </table:table-cell>
          <table:table-cell office:value-type="percentage" office:value="2.8043367853909512E-3" table:style-name="ce39">
            <text:p>0,3%</text:p>
          </table:table-cell>
          <table:table-cell office:value-type="float" office:value="1626861" table:style-name="ce38">
            <text:p>1.626.861</text:p>
          </table:table-cell>
          <table:table-cell office:value-type="float" office:value="5695623" table:style-name="ce38">
            <text:p>5.695.623</text:p>
          </table:table-cell>
          <table:table-cell office:value-type="percentage" office:value="0.28563354702374089" table:style-name="ce39">
            <text:p>28,6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urcia</text:p>
          </table:table-cell>
          <table:table-cell office:value-type="float" office:value="71678" table:style-name="ce38">
            <text:p>71.678</text:p>
          </table:table-cell>
          <table:table-cell office:value-type="percentage" office:value="1" table:style-name="ce39">
            <text:p>100,0%</text:p>
          </table:table-cell>
          <table:table-cell office:value-type="float" office:value="94968" table:style-name="ce38">
            <text:p>94.968</text:p>
          </table:table-cell>
          <table:table-cell office:value-type="percentage" office:value="0.92292442103421801" table:style-name="ce39">
            <text:p>92,3%</text:p>
          </table:table-cell>
          <table:table-cell office:value-type="float" office:value="42173" table:style-name="ce38">
            <text:p>42.173</text:p>
          </table:table-cell>
          <table:table-cell office:value-type="percentage" office:value="0.28706886576043672" table:style-name="ce39">
            <text:p>28,7%</text:p>
          </table:table-cell>
          <table:table-cell office:value-type="float" office:value="66513" table:style-name="ce38">
            <text:p>66.513</text:p>
          </table:table-cell>
          <table:table-cell office:value-type="percentage" office:value="0.31189274862137523" table:style-name="ce39">
            <text:p>31,2%</text:p>
          </table:table-cell>
          <table:table-cell office:value-type="float" office:value="42645" table:style-name="ce38">
            <text:p>42.645</text:p>
          </table:table-cell>
          <table:table-cell office:value-type="percentage" office:value="0.16778998807823511" table:style-name="ce39">
            <text:p>16,8%</text:p>
          </table:table-cell>
          <table:table-cell office:value-type="float" office:value="27706" table:style-name="ce38">
            <text:p>27.706</text:p>
          </table:table-cell>
          <table:table-cell office:value-type="percentage" office:value="9.3252285364244653E-2" table:style-name="ce39">
            <text:p>9,3%</text:p>
          </table:table-cell>
          <table:table-cell office:value-type="float" office:value="6697" table:style-name="ce38">
            <text:p>6.697</text:p>
          </table:table-cell>
          <table:table-cell office:value-type="percentage" office:value="5.6435234732486704E-2" table:style-name="ce39">
            <text:p>5,6%</text:p>
          </table:table-cell>
          <table:table-cell office:value-type="float" office:value="127" table:style-name="ce38">
            <text:p>127</text:p>
          </table:table-cell>
          <table:table-cell office:value-type="percentage" office:value="3.6586771145425212E-3" table:style-name="ce39">
            <text:p>0,4%</text:p>
          </table:table-cell>
          <table:table-cell office:value-type="float" office:value="352507" table:style-name="ce38">
            <text:p>352.507</text:p>
          </table:table-cell>
          <table:table-cell office:value-type="float" office:value="1237479" table:style-name="ce38">
            <text:p>1.237.479</text:p>
          </table:table-cell>
          <table:table-cell office:value-type="percentage" office:value="0.28485897538463278" table:style-name="ce39">
            <text:p>28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Navarra</text:p>
          </table:table-cell>
          <table:table-cell office:value-type="float" office:value="41736" table:style-name="ce38">
            <text:p>41.736</text:p>
          </table:table-cell>
          <table:table-cell office:value-type="percentage" office:value="1" table:style-name="ce39">
            <text:p>100,0%</text:p>
          </table:table-cell>
          <table:table-cell office:value-type="float" office:value="54887" table:style-name="ce38">
            <text:p>54.887</text:p>
          </table:table-cell>
          <table:table-cell office:value-type="percentage" office:value="0.98377903642099229" table:style-name="ce39">
            <text:p>98,4%</text:p>
          </table:table-cell>
          <table:table-cell office:value-type="float" office:value="19876" table:style-name="ce38">
            <text:p>19.876</text:p>
          </table:table-cell>
          <table:table-cell office:value-type="percentage" office:value="0.26916201722550243" table:style-name="ce39">
            <text:p>26,9%</text:p>
          </table:table-cell>
          <table:table-cell office:value-type="float" office:value="44356" table:style-name="ce38">
            <text:p>44.356</text:p>
          </table:table-cell>
          <table:table-cell office:value-type="percentage" office:value="0.45872546383436408" table:style-name="ce39">
            <text:p>45,9%</text:p>
          </table:table-cell>
          <table:table-cell office:value-type="float" office:value="15547" table:style-name="ce38">
            <text:p>15.547</text:p>
          </table:table-cell>
          <table:table-cell office:value-type="percentage" office:value="0.14395103794374178" table:style-name="ce39">
            <text:p>14,4%</text:p>
          </table:table-cell>
          <table:table-cell office:value-type="float" office:value="11517" table:style-name="ce38">
            <text:p>11.517</text:p>
          </table:table-cell>
          <table:table-cell office:value-type="percentage" office:value="0.10012518908768453" table:style-name="ce39">
            <text:p>10,0%</text:p>
          </table:table-cell>
          <table:table-cell office:value-type="float" office:value="2064" table:style-name="ce38">
            <text:p>2.064</text:p>
          </table:table-cell>
          <table:table-cell office:value-type="percentage" office:value="4.2552314194412945E-2" table:style-name="ce39">
            <text:p>4,3%</text:p>
          </table:table-cell>
          <table:table-cell office:value-type="float" office:value="9" table:style-name="ce38">
            <text:p>9</text:p>
          </table:table-cell>
          <table:table-cell office:value-type="percentage" office:value="6.4720264633970944E-4" table:style-name="ce39">
            <text:p>0,1%</text:p>
          </table:table-cell>
          <table:table-cell office:value-type="float" office:value="189992" table:style-name="ce38">
            <text:p>189.992</text:p>
          </table:table-cell>
          <table:table-cell office:value-type="float" office:value="552935" table:style-name="ce38">
            <text:p>552.935</text:p>
          </table:table-cell>
          <table:table-cell office:value-type="percentage" office:value="0.34360639134798848" table:style-name="ce39">
            <text:p>34,4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País Vasco</text:p>
          </table:table-cell>
          <table:table-cell office:value-type="float" office:value="159143" table:style-name="ce38">
            <text:p>159.143</text:p>
          </table:table-cell>
          <table:table-cell office:value-type="percentage" office:value="1.0075530231085787" table:style-name="ce39">
            <text:p>100,8%</text:p>
          </table:table-cell>
          <table:table-cell office:value-type="float" office:value="206279" table:style-name="ce38">
            <text:p>206.279</text:p>
          </table:table-cell>
          <table:table-cell office:value-type="percentage" office:value="0.9680778671021818" table:style-name="ce39">
            <text:p>96,8%</text:p>
          </table:table-cell>
          <table:table-cell office:value-type="float" office:value="82994" table:style-name="ce38">
            <text:p>82.994</text:p>
          </table:table-cell>
          <table:table-cell office:value-type="percentage" office:value="0.29628122333722456" table:style-name="ce39">
            <text:p>29,6%</text:p>
          </table:table-cell>
          <table:table-cell office:value-type="float" office:value="131491" table:style-name="ce38">
            <text:p>131.491</text:p>
          </table:table-cell>
          <table:table-cell office:value-type="percentage" office:value="0.38676439876815194" table:style-name="ce39">
            <text:p>38,7%</text:p>
          </table:table-cell>
          <table:table-cell office:value-type="float" office:value="40724" table:style-name="ce38">
            <text:p>40.724</text:p>
          </table:table-cell>
          <table:table-cell office:value-type="percentage" office:value="0.11245592089094339" table:style-name="ce39">
            <text:p>11,2%</text:p>
          </table:table-cell>
          <table:table-cell office:value-type="float" office:value="40625" table:style-name="ce38">
            <text:p>40.625</text:p>
          </table:table-cell>
          <table:table-cell office:value-type="percentage" office:value="0.11200222763815217" table:style-name="ce39">
            <text:p>11,2%</text:p>
          </table:table-cell>
          <table:table-cell office:value-type="float" office:value="7417" table:style-name="ce38">
            <text:p>7.417</text:p>
          </table:table-cell>
          <table:table-cell office:value-type="percentage" office:value="5.285662364687186E-2" table:style-name="ce39">
            <text:p>5,3%</text:p>
          </table:table-cell>
          <table:table-cell office:value-type="float" office:value="34" table:style-name="ce38">
            <text:p>34</text:p>
          </table:table-cell>
          <table:table-cell office:value-type="percentage" office:value="8.1293037490436115E-4" table:style-name="ce39">
            <text:p>0,1%</text:p>
          </table:table-cell>
          <table:table-cell office:value-type="float" office:value="668707" table:style-name="ce38">
            <text:p>668.707</text:p>
          </table:table-cell>
          <table:table-cell office:value-type="float" office:value="1898123" table:style-name="ce38">
            <text:p>1.898.123</text:p>
          </table:table-cell>
          <table:table-cell office:value-type="percentage" office:value="0.35229908704546542" table:style-name="ce39">
            <text:p>35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euta</text:p>
          </table:table-cell>
          <table:table-cell office:value-type="float" office:value="2303" table:style-name="ce38">
            <text:p>2.303</text:p>
          </table:table-cell>
          <table:table-cell office:value-type="percentage" office:value="0.8840690978886756" table:style-name="ce39">
            <text:p>88,4%</text:p>
          </table:table-cell>
          <table:table-cell office:value-type="float" office:value="3649" table:style-name="ce38">
            <text:p>3.649</text:p>
          </table:table-cell>
          <table:table-cell office:value-type="percentage" office:value="0.84506716072255672" table:style-name="ce39">
            <text:p>84,5%</text:p>
          </table:table-cell>
          <table:table-cell office:value-type="float" office:value="1931" table:style-name="ce38">
            <text:p>1.931</text:p>
          </table:table-cell>
          <table:table-cell office:value-type="percentage" office:value="0.24576810487463407" table:style-name="ce39">
            <text:p>24,6%</text:p>
          </table:table-cell>
          <table:table-cell office:value-type="float" office:value="6837" table:style-name="ce38">
            <text:p>6.837</text:p>
          </table:table-cell>
          <table:table-cell office:value-type="percentage" office:value="0.5916407061266874" table:style-name="ce39">
            <text:p>59,2%</text:p>
          </table:table-cell>
          <table:table-cell office:value-type="float" office:value="2807" table:style-name="ce38">
            <text:p>2.807</text:p>
          </table:table-cell>
          <table:table-cell office:value-type="percentage" office:value="0.22203765227021041" table:style-name="ce39">
            <text:p>22,2%</text:p>
          </table:table-cell>
          <table:table-cell office:value-type="float" office:value="1752" table:style-name="ce38">
            <text:p>1.752</text:p>
          </table:table-cell>
          <table:table-cell office:value-type="percentage" office:value="0.10055096418732783" table:style-name="ce39">
            <text:p>10,1%</text:p>
          </table:table-cell>
          <table:table-cell office:value-type="float" office:value="414" table:style-name="ce38">
            <text:p>414</text:p>
          </table:table-cell>
          <table:table-cell office:value-type="percentage" office:value="5.4610209734863475E-2" table:style-name="ce39">
            <text:p>5,5%</text:p>
          </table:table-cell>
          <table:table-cell office:value-type="float" office:value="7" table:style-name="ce38">
            <text:p>7</text:p>
          </table:table-cell>
          <table:table-cell office:value-type="percentage" office:value="3.2183908045977012E-3" table:style-name="ce39">
            <text:p>0,3%</text:p>
          </table:table-cell>
          <table:table-cell office:value-type="float" office:value="19700" table:style-name="ce38">
            <text:p>19.700</text:p>
          </table:table-cell>
          <table:table-cell office:value-type="float" office:value="66158" table:style-name="ce38">
            <text:p>66.158</text:p>
          </table:table-cell>
          <table:table-cell office:value-type="percentage" office:value="0.29777200036276791" table:style-name="ce39">
            <text:p>29,8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elilla</text:p>
          </table:table-cell>
          <table:table-cell office:value-type="float" office:value="1839" table:style-name="ce38">
            <text:p>1.839</text:p>
          </table:table-cell>
          <table:table-cell office:value-type="percentage" office:value="0.78288633461047252" table:style-name="ce39">
            <text:p>78,3%</text:p>
          </table:table-cell>
          <table:table-cell office:value-type="float" office:value="2943" table:style-name="ce38">
            <text:p>2.943</text:p>
          </table:table-cell>
          <table:table-cell office:value-type="percentage" office:value="0.78521878335112061" table:style-name="ce39">
            <text:p>78,5%</text:p>
          </table:table-cell>
          <table:table-cell office:value-type="float" office:value="2643" table:style-name="ce38">
            <text:p>2.643</text:p>
          </table:table-cell>
          <table:table-cell office:value-type="percentage" office:value="0.33767727098505174" table:style-name="ce39">
            <text:p>33,8%</text:p>
          </table:table-cell>
          <table:table-cell office:value-type="float" office:value="6357" table:style-name="ce38">
            <text:p>6.357</text:p>
          </table:table-cell>
          <table:table-cell office:value-type="percentage" office:value="0.56261616072218779" table:style-name="ce39">
            <text:p>56,3%</text:p>
          </table:table-cell>
          <table:table-cell office:value-type="float" office:value="2251" table:style-name="ce38">
            <text:p>2.251</text:p>
          </table:table-cell>
          <table:table-cell office:value-type="percentage" office:value="0.1875520746542243" table:style-name="ce39">
            <text:p>18,8%</text:p>
          </table:table-cell>
          <table:table-cell office:value-type="float" office:value="1721" table:style-name="ce38">
            <text:p>1.721</text:p>
          </table:table-cell>
          <table:table-cell office:value-type="percentage" office:value="9.5119659536837445E-2" table:style-name="ce39">
            <text:p>9,5%</text:p>
          </table:table-cell>
          <table:table-cell office:value-type="float" office:value="266" table:style-name="ce38">
            <text:p>266</text:p>
          </table:table-cell>
          <table:table-cell office:value-type="percentage" office:value="3.1162136832239926E-2" table:style-name="ce39">
            <text:p>3,1%</text:p>
          </table:table-cell>
          <table:table-cell office:value-type="float" office:value="6" table:style-name="ce38">
            <text:p>6</text:p>
          </table:table-cell>
          <table:table-cell office:value-type="percentage" office:value="2.5817555938037868E-3" table:style-name="ce39">
            <text:p>0,3%</text:p>
          </table:table-cell>
          <table:table-cell office:value-type="float" office:value="18026" table:style-name="ce38">
            <text:p>18.026</text:p>
          </table:table-cell>
          <table:table-cell office:value-type="float" office:value="66178" table:style-name="ce38">
            <text:p>66.178</text:p>
          </table:table-cell>
          <table:table-cell office:value-type="percentage" office:value="0.27238659373205598" table:style-name="ce39">
            <text:p>27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Fuerzas Armadas</text:p>
          </table:table-cell>
          <table:table-cell office:value-type="float" office:value="9" table:style-name="ce38">
            <text:p>9</text:p>
          </table:table-cell>
          <table:table-cell office:value-type="string" table:style-name="ce39">
            <text:p>-</text:p>
          </table:table-cell>
          <table:table-cell office:value-type="float" office:value="6" table:style-name="ce38">
            <text:p>6</text:p>
          </table:table-cell>
          <table:table-cell office:value-type="string" table:style-name="ce39">
            <text:p>-</text:p>
          </table:table-cell>
          <table:table-cell office:value-type="float" office:value="1006" table:style-name="ce38">
            <text:p>1.006</text:p>
          </table:table-cell>
          <table:table-cell office:value-type="string" table:style-name="ce39">
            <text:p>-</text:p>
          </table:table-cell>
          <table:table-cell office:value-type="float" office:value="3159" table:style-name="ce38">
            <text:p>3.159</text:p>
          </table:table-cell>
          <table:table-cell office:value-type="string" table:style-name="ce39">
            <text:p>-</text:p>
          </table:table-cell>
          <table:table-cell office:value-type="float" office:value="6385" table:style-name="ce38">
            <text:p>6.385</text:p>
          </table:table-cell>
          <table:table-cell office:value-type="string" table:style-name="ce39">
            <text:p>-</text:p>
          </table:table-cell>
          <table:table-cell office:value-type="float" office:value="10450" table:style-name="ce38">
            <text:p>10.450</text:p>
          </table:table-cell>
          <table:table-cell office:value-type="string" table:style-name="ce39">
            <text:p>-</text:p>
          </table:table-cell>
          <table:table-cell office:value-type="float" office:value="1275" table:style-name="ce38">
            <text:p>1.275</text:p>
          </table:table-cell>
          <table:table-cell office:value-type="string" table:style-name="ce39">
            <text:p>-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office:value-type="float" office:value="22290" table:style-name="ce38">
            <text:p>22.290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/>
        </table:table-row>
        <table:table-row table:style-name="ro4">
          <table:table-cell office:value-type="string" table:style-name="ce40">
            <text:p>Sanidad Exterior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table:number-columns-repeated="16364" table:style-name="ce41"/>
        </table:table-row>
        <table:table-row table:style-name="ro7">
          <table:table-cell office:value-type="string" table:style-name="ce42">
            <text:p>Total España</text:p>
          </table:table-cell>
          <table:table-cell office:value-type="float" office:value="2857444" table:style-name="ce43">
            <text:p>2.857.444</text:p>
          </table:table-cell>
          <table:table-cell office:value-type="percentage" office:value="1" table:style-name="ce44">
            <text:p>100,0%</text:p>
          </table:table-cell>
          <table:table-cell office:value-type="float" office:value="3770637" table:style-name="ce43">
            <text:p>3.770.637</text:p>
          </table:table-cell>
          <table:table-cell office:value-type="percentage" office:value="0.95217024048969146" table:style-name="ce44">
            <text:p>95,2%</text:p>
          </table:table-cell>
          <table:table-cell office:value-type="float" office:value="1339485" table:style-name="ce43">
            <text:p>1.339.485</text:p>
          </table:table-cell>
          <table:table-cell office:value-type="percentage" office:value="0.25098154651333165" table:style-name="ce44">
            <text:p>25,1%</text:p>
          </table:table-cell>
          <table:table-cell office:value-type="float" office:value="2504042" table:style-name="ce43">
            <text:p>2.504.042</text:p>
          </table:table-cell>
          <table:table-cell office:value-type="percentage" office:value="0.35602631251931882" table:style-name="ce44">
            <text:p>35,6%</text:p>
          </table:table-cell>
          <table:table-cell office:value-type="float" office:value="861853" table:style-name="ce43">
            <text:p>861.853</text:p>
          </table:table-cell>
          <table:table-cell office:value-type="percentage" office:value="0.10920954410923729" table:style-name="ce44">
            <text:p>10,9%</text:p>
          </table:table-cell>
          <table:table-cell office:value-type="float" office:value="766965" table:style-name="ce43">
            <text:p>766.965</text:p>
          </table:table-cell>
          <table:table-cell office:value-type="percentage" office:value="8.7012966090849769E-2" table:style-name="ce44">
            <text:p>8,7%</text:p>
          </table:table-cell>
          <table:table-cell office:value-type="float" office:value="147238" table:style-name="ce43">
            <text:p>147.238</text:p>
          </table:table-cell>
          <table:table-cell office:value-type="percentage" office:value="4.447876158618904E-2" table:style-name="ce44">
            <text:p>4,4%</text:p>
          </table:table-cell>
          <table:table-cell office:value-type="float" office:value="2338" table:style-name="ce43">
            <text:p>2.338</text:p>
          </table:table-cell>
          <table:table-cell office:value-type="percentage" office:value="2.4635187435000723E-3" table:style-name="ce44">
            <text:p>0,2%</text:p>
          </table:table-cell>
          <table:table-cell office:value-type="float" office:value="12250002" table:style-name="ce43">
            <text:p>12.250.002</text:p>
          </table:table-cell>
          <table:table-cell office:value-type="float" office:value="40129822" table:style-name="ce43">
            <text:p>40.129.822</text:p>
          </table:table-cell>
          <table:table-cell office:value-type="percentage" office:value="0.305259315628163" table:style-name="ce44">
            <text:p>30,5%</text:p>
          </table:table-cell>
          <table:table-cell table:number-columns-repeated="16364"/>
        </table:table-row>
        <table:table-row table:style-name="ro4">
          <table:table-cell table:number-columns-repeated="16384"/>
        </table:table-row>
        <table:table-row table:style-name="ro8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6-11T14:30:10Z</meta:creation-date>
    <dc:date>2021-06-11T14:30:27Z</dc:date>
  </office:meta>
</office:document-meta>
</file>